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fo:language="en" fo:country="US" fo:font-weight="bold" fo:background-color="transparent" style:font-weight-asian="bold"/>
    </style:style>
    <style:style style:name="P8" style:family="paragraph" style:parent-style-name="Standard">
      <style:paragraph-properties fo:text-align="end" style:justify-single-word="false"/>
      <style:text-properties officeooo:rsid="001e7d02" officeooo:paragraph-rsid="016be641"/>
    </style:style>
    <style:style style:name="P9" style:family="paragraph" style:parent-style-name="Standard">
      <style:paragraph-properties fo:text-align="center" style:justify-single-word="false"/>
      <style:text-properties officeooo:rsid="001e7d02" officeooo:paragraph-rsid="016be641"/>
    </style:style>
    <style:style style:name="P10"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12" style:family="paragraph" style:parent-style-name="Standard">
      <style:paragraph-properties fo:margin-left="0cm" fo:margin-right="0cm" fo:text-indent="0cm" style:auto-text-indent="false"/>
      <style:text-properties fo:color="#006600" fo:background-color="transparent"/>
    </style:style>
    <style:style style:name="P13" style:family="paragraph" style:parent-style-name="Text_20_body">
      <style:paragraph-properties fo:margin-left="0cm" fo:margin-right="0cm" fo:text-indent="0cm" style:auto-text-indent="false"/>
      <style:text-properties fo:color="#ff9900" fo:language="en" fo:country="US" fo:background-color="transparent"/>
    </style:style>
    <style:style style:name="P14"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15"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16"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17"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18"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19"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20"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21"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22"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23"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24"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25"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26"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27"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28"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1"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Table_20_Contents">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43" style:family="paragraph" style:parent-style-name="Table_20_Contents">
      <style:paragraph-properties fo:margin-left="0cm" fo:margin-right="0cm" fo:text-indent="0cm" style:auto-text-indent="false" style:writing-mode="lr-tb"/>
      <style:text-properties fo:font-size="10pt" officeooo:rsid="001e7d02" officeooo:paragraph-rsid="016e39b8" style:font-size-asian="10pt" style:font-size-complex="10pt"/>
    </style:style>
    <style:style style:name="P44" style:family="paragraph" style:parent-style-name="Table_20_Contents">
      <style:paragraph-properties fo:margin-left="0cm" fo:margin-right="0cm" fo:text-indent="0cm" style:auto-text-indent="false" style:writing-mode="lr-tb"/>
      <style:text-properties fo:font-size="10pt" officeooo:paragraph-rsid="016be641" style:font-size-asian="10pt" style:font-size-complex="10pt"/>
    </style:style>
    <style:style style:name="P45" style:family="paragraph" style:parent-style-name="Table_20_Contents">
      <style:paragraph-properties fo:margin-left="0cm" fo:margin-right="0cm" fo:text-indent="0cm" style:auto-text-indent="false" style:writing-mode="lr-tb"/>
      <style:text-properties fo:font-size="10pt" officeooo:rsid="00206582" officeooo:paragraph-rsid="016be641" style:font-size-asian="10pt" style:font-size-complex="10pt"/>
    </style:style>
    <style:style style:name="P46" style:family="paragraph" style:parent-style-name="Table_20_Contents">
      <style:paragraph-properties fo:margin-left="0cm" fo:margin-right="0cm" fo:text-indent="0cm" style:auto-text-indent="false" style:writing-mode="lr-tb"/>
      <style:text-properties fo:font-size="10pt" officeooo:rsid="002223c5" officeooo:paragraph-rsid="016be641" style:font-size-asian="10pt" style:font-size-complex="10pt"/>
    </style:style>
    <style:style style:name="P47" style:family="paragraph" style:parent-style-name="Table_20_Contents">
      <style:paragraph-properties fo:margin-left="0cm" fo:margin-right="0cm" fo:text-indent="0cm" style:auto-text-indent="false" style:writing-mode="lr-tb"/>
      <style:text-properties fo:font-size="10pt" officeooo:rsid="002564b6" officeooo:paragraph-rsid="016be641" style:font-size-asian="10pt" style:font-size-complex="10pt"/>
    </style:style>
    <style:style style:name="P48" style:family="paragraph" style:parent-style-name="Table_20_Contents">
      <style:paragraph-properties fo:margin-left="0cm" fo:margin-right="0cm" fo:text-indent="0cm" style:auto-text-indent="false" style:writing-mode="lr-tb"/>
      <style:text-properties fo:font-size="10pt" officeooo:rsid="002854e1" officeooo:paragraph-rsid="016be641" style:font-size-asian="10pt" style:font-size-complex="10pt"/>
    </style:style>
    <style:style style:name="P49" style:family="paragraph" style:parent-style-name="Table_20_Contents">
      <style:paragraph-properties fo:margin-left="0cm" fo:margin-right="0cm" fo:text-indent="0cm" style:auto-text-indent="false" style:writing-mode="lr-tb"/>
      <style:text-properties fo:font-size="10pt" officeooo:rsid="00293f6a" officeooo:paragraph-rsid="016be641"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rsid="002d0d1d" officeooo:paragraph-rsid="016be641" style:font-size-asian="10pt" style:font-size-complex="10pt"/>
    </style:style>
    <style:style style:name="P51" style:family="paragraph" style:parent-style-name="Table_20_Contents">
      <style:paragraph-properties fo:margin-left="0cm" fo:margin-right="0cm" fo:text-indent="0cm" style:auto-text-indent="false" style:writing-mode="lr-tb"/>
      <style:text-properties fo:font-size="10pt" officeooo:rsid="002b1cfc" officeooo:paragraph-rsid="016be641"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02d46ac" officeooo:paragraph-rsid="016be641"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02dfdf9" officeooo:paragraph-rsid="016be641"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02dfe58" officeooo:paragraph-rsid="016be641" style:font-size-asian="10pt" style:font-size-complex="10pt"/>
    </style:style>
    <style:style style:name="P55" style:family="paragraph" style:parent-style-name="Table_20_Contents">
      <style:paragraph-properties fo:margin-left="0cm" fo:margin-right="0cm" fo:text-indent="0cm" style:auto-text-indent="false" style:writing-mode="lr-tb"/>
      <style:text-properties fo:font-size="10pt" officeooo:rsid="002fc08f" officeooo:paragraph-rsid="016be641" style:font-size-asian="10pt" style:font-size-complex="10pt"/>
    </style:style>
    <style:style style:name="P56" style:family="paragraph" style:parent-style-name="Table_20_Contents">
      <style:paragraph-properties fo:margin-left="0cm" fo:margin-right="0cm" fo:text-indent="0cm" style:auto-text-indent="false" style:writing-mode="lr-tb"/>
      <style:text-properties fo:font-size="10pt" officeooo:rsid="0030fc2f" officeooo:paragraph-rsid="016be641" style:font-size-asian="10pt" style:font-size-complex="10pt"/>
    </style:style>
    <style:style style:name="P57" style:family="paragraph" style:parent-style-name="Table_20_Contents">
      <style:paragraph-properties fo:margin-left="0cm" fo:margin-right="0cm" fo:text-indent="0cm" style:auto-text-indent="false" style:writing-mode="lr-tb"/>
      <style:text-properties fo:font-size="10pt" officeooo:rsid="0030fc2f" officeooo:paragraph-rsid="016e39b8" style:font-size-asian="10pt" style:font-size-complex="10pt"/>
    </style:style>
    <style:style style:name="P58" style:family="paragraph" style:parent-style-name="Table_20_Contents">
      <style:paragraph-properties fo:margin-left="0cm" fo:margin-right="0cm" fo:text-indent="0cm" style:auto-text-indent="false" style:writing-mode="lr-tb"/>
      <style:text-properties fo:font-size="10pt" officeooo:rsid="003465fc" officeooo:paragraph-rsid="016be641" style:font-size-asian="10pt" style:font-size-complex="10pt"/>
    </style:style>
    <style:style style:name="P59" style:family="paragraph" style:parent-style-name="Table_20_Contents">
      <style:paragraph-properties fo:margin-left="0cm" fo:margin-right="0cm" fo:text-indent="0cm" style:auto-text-indent="false" style:writing-mode="lr-tb"/>
      <style:text-properties fo:font-size="10pt" officeooo:rsid="00352ba6" officeooo:paragraph-rsid="016be641" style:font-size-asian="10pt" style:font-size-complex="10pt"/>
    </style:style>
    <style:style style:name="P60" style:family="paragraph" style:parent-style-name="Table_20_Contents">
      <style:paragraph-properties fo:margin-left="0cm" fo:margin-right="0cm" fo:text-indent="0cm" style:auto-text-indent="false" style:writing-mode="lr-tb"/>
      <style:text-properties fo:font-size="10pt" officeooo:rsid="0036cacf" officeooo:paragraph-rsid="016be641" style:font-size-asian="10pt" style:font-size-complex="10pt"/>
    </style:style>
    <style:style style:name="P61" style:family="paragraph" style:parent-style-name="Table_20_Contents">
      <style:paragraph-properties fo:margin-left="0cm" fo:margin-right="0cm" fo:text-indent="0cm" style:auto-text-indent="false" style:writing-mode="lr-tb"/>
      <style:text-properties fo:font-size="10pt" officeooo:rsid="003b005e" officeooo:paragraph-rsid="016be641" style:font-size-asian="10pt" style:font-size-complex="10pt"/>
    </style:style>
    <style:style style:name="P62" style:family="paragraph" style:parent-style-name="Table_20_Contents">
      <style:paragraph-properties fo:margin-left="0cm" fo:margin-right="0cm" fo:text-indent="0cm" style:auto-text-indent="false" style:writing-mode="lr-tb"/>
      <style:text-properties fo:font-size="10pt" officeooo:rsid="003c1d96" officeooo:paragraph-rsid="016be641" style:font-size-asian="10pt" style:font-size-complex="10pt"/>
    </style:style>
    <style:style style:name="P63" style:family="paragraph" style:parent-style-name="Table_20_Contents">
      <style:paragraph-properties fo:margin-left="0cm" fo:margin-right="0cm" fo:text-indent="0cm" style:auto-text-indent="false" style:writing-mode="lr-tb"/>
      <style:text-properties fo:font-size="10pt" officeooo:rsid="003daf34" officeooo:paragraph-rsid="016be641" style:font-size-asian="10pt" style:font-size-complex="10pt"/>
    </style:style>
    <style:style style:name="P64" style:family="paragraph" style:parent-style-name="Table_20_Contents">
      <style:paragraph-properties fo:margin-left="0cm" fo:margin-right="0cm" fo:text-indent="0cm" style:auto-text-indent="false" style:writing-mode="lr-tb"/>
      <style:text-properties fo:font-size="10pt" officeooo:rsid="003e5bd2" officeooo:paragraph-rsid="016be641" style:font-size-asian="10pt" style:font-size-complex="10pt"/>
    </style:style>
    <style:style style:name="P65"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66"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ff9900" fo:language="en" fo:country="US" fo:background-color="transparent"/>
    </style:style>
    <style:style style:name="P67"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68"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69"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70" style:family="paragraph" style:parent-style-name="Text_20_body">
      <style:text-properties fo:color="#ff9900" officeooo:rsid="00c893ee" officeooo:paragraph-rsid="00f17241" fo:background-color="transparent"/>
    </style:style>
    <style:style style:name="P71" style:family="paragraph" style:parent-style-name="Text_20_body">
      <style:text-properties fo:color="#ff9900" officeooo:rsid="00c893ee" officeooo:paragraph-rsid="016be641" fo:background-color="transparent"/>
    </style:style>
    <style:style style:name="P72" style:family="paragraph" style:parent-style-name="Text_20_body">
      <style:text-properties fo:color="#ff9900" officeooo:rsid="00f17241" officeooo:paragraph-rsid="00f17241" fo:background-color="transparent"/>
    </style:style>
    <style:style style:name="P73" style:family="paragraph" style:parent-style-name="Text_20_body">
      <style:text-properties fo:color="#ff9900" fo:font-weight="normal" officeooo:rsid="00c893ee" officeooo:paragraph-rsid="01031045" fo:background-color="transparent" style:font-weight-asian="normal" style:font-weight-complex="normal"/>
    </style:style>
    <style:style style:name="P74" style:family="paragraph" style:parent-style-name="Standard">
      <style:paragraph-properties fo:text-align="justify" style:justify-single-word="false"/>
      <style:text-properties officeooo:rsid="016d3088" officeooo:paragraph-rsid="0175b838"/>
    </style:style>
    <style:style style:name="P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7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7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8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8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8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86" style:family="paragraph" style:parent-style-name="Text_20_body" style:list-style-name="WWNum1">
      <style:text-properties fo:color="#ff9900" fo:background-color="transparent"/>
    </style:style>
    <style:style style:name="P8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8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8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9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91" style:family="paragraph" style:parent-style-name="Text_20_body" style:list-style-name="WWNum1" style:master-page-name="">
      <loext:graphic-properties draw:fill="none"/>
      <style:paragraph-properties fo:margin-left="0cm" fo:margin-right="0cm" fo:margin-top="0.423cm" fo:margin-bottom="0.212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fo:color="#ff9900" officeooo:rsid="00c893ee" officeooo:paragraph-rsid="0169a678" fo:background-color="transparent" fo:hyphenate="false" fo:hyphenation-remain-char-count="2" fo:hyphenation-push-char-count="2"/>
    </style:style>
    <style:style style:name="P92"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93"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94"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95"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96"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0c22e5b" fo:background-color="transparent" style:language-asian="zh" style:country-asian="CN" style:language-complex="hi" style:country-complex="IN"/>
    </style:style>
    <style:style style:name="P97"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98" style:family="paragraph" style:parent-style-name="List_20_Paragraph" style:list-style-name="WWNum1">
      <style:text-properties fo:color="#ff9900" fo:background-color="transparent"/>
    </style:style>
    <style:style style:name="P9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10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P10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0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0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0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0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106"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07"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text-position="super 58%" officeooo:rsid="001e7d02"/>
    </style:style>
    <style:style style:name="T16" style:family="text">
      <style:text-properties style:text-position="super 58%" officeooo:rsid="0030fc2f"/>
    </style:style>
    <style:style style:name="T17" style:family="text">
      <style:text-properties style:text-position="super 58%" officeooo:rsid="016e39b8"/>
    </style:style>
    <style:style style:name="T18" style:family="text">
      <style:text-properties style:text-position="super 58%" fo:font-size="12pt" officeooo:rsid="016e39b8" style:font-size-asian="12pt" style:font-size-complex="12pt"/>
    </style:style>
    <style:style style:name="T19" style:family="text">
      <style:text-properties style:font-name="Times New Roman" style:font-name-complex="Times New Roman1"/>
    </style:style>
    <style:style style:name="T20" style:family="text">
      <style:text-properties style:font-name="Times New Roman" officeooo:rsid="00d8908f" style:font-name-complex="Times New Roman1"/>
    </style:style>
    <style:style style:name="T21" style:family="text">
      <style:text-properties style:font-name="Times New Roman" officeooo:rsid="00dd1e71" style:font-name-complex="Times New Roman1"/>
    </style:style>
    <style:style style:name="T22" style:family="text">
      <style:text-properties style:font-name="Times New Roman" officeooo:rsid="00dd5dc9" style:font-name-complex="Times New Roman1"/>
    </style:style>
    <style:style style:name="T23" style:family="text">
      <style:text-properties style:font-name="Times New Roman" officeooo:rsid="00de3dc5" style:font-name-complex="Times New Roman1"/>
    </style:style>
    <style:style style:name="T24" style:family="text">
      <style:text-properties style:font-name="Times New Roman" officeooo:rsid="00df973f" style:font-name-complex="Times New Roman1"/>
    </style:style>
    <style:style style:name="T25" style:family="text">
      <style:text-properties style:font-name="Times New Roman" officeooo:rsid="00e0e886" style:font-name-complex="Times New Roman1"/>
    </style:style>
    <style:style style:name="T26" style:family="text">
      <style:text-properties style:font-name="Times New Roman" officeooo:rsid="00e17f99" style:font-name-complex="Times New Roman1"/>
    </style:style>
    <style:style style:name="T27" style:family="text">
      <style:text-properties style:font-name="Times New Roman" officeooo:rsid="00e3e48c" style:font-name-complex="Times New Roman1"/>
    </style:style>
    <style:style style:name="T28" style:family="text">
      <style:text-properties style:font-name="Times New Roman" officeooo:rsid="00e41873" style:font-name-complex="Times New Roman1"/>
    </style:style>
    <style:style style:name="T29" style:family="text">
      <style:text-properties style:font-name="Times New Roman" officeooo:rsid="00e99952" style:font-name-complex="Times New Roman1"/>
    </style:style>
    <style:style style:name="T30" style:family="text">
      <style:text-properties style:font-name="Times New Roman" officeooo:rsid="01074073" style:font-name-complex="Times New Roman1"/>
    </style:style>
    <style:style style:name="T31" style:family="text">
      <style:text-properties style:font-name="Times New Roman" officeooo:rsid="0107b20f" style:font-name-complex="Times New Roman1"/>
    </style:style>
    <style:style style:name="T32" style:family="text">
      <style:text-properties style:font-name="Times New Roman" officeooo:rsid="01096dfc" style:font-name-complex="Times New Roman1"/>
    </style:style>
    <style:style style:name="T33" style:family="text">
      <style:text-properties style:font-name="Times New Roman" officeooo:rsid="010cc533" style:font-name-complex="Times New Roman1"/>
    </style:style>
    <style:style style:name="T34" style:family="text">
      <style:text-properties style:font-name="Times New Roman" officeooo:rsid="010e555e" style:font-name-complex="Times New Roman1"/>
    </style:style>
    <style:style style:name="T35" style:family="text">
      <style:text-properties style:font-name="Times New Roman" officeooo:rsid="010edb38" style:font-name-complex="Times New Roman1"/>
    </style:style>
    <style:style style:name="T36" style:family="text">
      <style:text-properties style:font-name="Times New Roman" officeooo:rsid="01103583" style:font-name-complex="Times New Roman1"/>
    </style:style>
    <style:style style:name="T37" style:family="text">
      <style:text-properties style:font-name="Times New Roman" officeooo:rsid="0110af44" style:font-name-complex="Times New Roman1"/>
    </style:style>
    <style:style style:name="T38" style:family="text">
      <style:text-properties style:font-name="Times New Roman" officeooo:rsid="01127617" style:font-name-complex="Times New Roman1"/>
    </style:style>
    <style:style style:name="T39" style:family="text">
      <style:text-properties style:font-name="Times New Roman" officeooo:rsid="015ced6d" style:font-name-complex="Times New Roman1"/>
    </style:style>
    <style:style style:name="T40" style:family="text">
      <style:text-properties style:font-name="Times New Roman" officeooo:rsid="015e96a2" style:font-name-complex="Times New Roman1"/>
    </style:style>
    <style:style style:name="T41" style:family="text">
      <style:text-properties style:font-name="Times New Roman" officeooo:rsid="0160c6d4" style:font-name-complex="Times New Roman1"/>
    </style:style>
    <style:style style:name="T42" style:family="text">
      <style:text-properties style:font-name="Times New Roman" officeooo:rsid="0162a69a" style:font-name-complex="Times New Roman1"/>
    </style:style>
    <style:style style:name="T43" style:family="text">
      <style:text-properties style:font-name="Times New Roman" officeooo:rsid="0162b6fe" style:font-name-complex="Times New Roman1"/>
    </style:style>
    <style:style style:name="T44" style:family="text">
      <style:text-properties style:font-name="Times New Roman" officeooo:rsid="0164218c" style:font-name-complex="Times New Roman1"/>
    </style:style>
    <style:style style:name="T45" style:family="text">
      <style:text-properties style:font-name="Times New Roman" fo:language="en" fo:country="US" style:font-name-complex="Times New Roman1"/>
    </style:style>
    <style:style style:name="T46" style:family="text">
      <style:text-properties style:font-name="Times New Roman" fo:language="en" fo:country="US" style:font-name-complex="Times New Roman1" style:font-weight-complex="bold"/>
    </style:style>
    <style:style style:name="T47" style:family="text">
      <style:text-properties style:font-name="Times New Roman" fo:language="en" fo:country="US" fo:font-weight="bold" style:font-weight-asian="bold" style:font-name-complex="Times New Roman1"/>
    </style:style>
    <style:style style:name="T48" style:family="text">
      <style:text-properties style:font-name="Times New Roman" fo:language="en" fo:country="US" fo:font-weight="bold" style:font-weight-asian="bold" style:font-name-complex="Times New Roman1" style:font-weight-complex="bold"/>
    </style:style>
    <style:style style:name="T49" style:family="text">
      <style:text-properties style:font-name="Times New Roman" fo:language="en" fo:country="US" fo:font-weight="bold" style:font-name-asian="Times New Roman1" style:language-asian="ru" style:country-asian="RU" style:font-weight-asian="bold" style:font-name-complex="Times New Roman1"/>
    </style:style>
    <style:style style:name="T50" style:family="text">
      <style:text-properties style:font-name="Times New Roman" fo:language="en" fo:country="US" fo:font-style="italic" style:font-style-asian="italic" style:font-name-complex="Times New Roman1"/>
    </style:style>
    <style:style style:name="T51" style:family="text">
      <style:text-properties style:font-name="Times New Roman" fo:language="en" fo:country="US" fo:font-style="italic" style:font-style-asian="italic" style:font-name-complex="Times New Roman1" style:font-weight-complex="bold"/>
    </style:style>
    <style:style style:name="T5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3" style:family="text">
      <style:text-properties style:font-name="Times New Roman" fo:language="en" fo:country="US" style:font-name-asian="Times New Roman1" style:language-asian="ru" style:country-asian="RU" style:font-name-complex="Times New Roman1"/>
    </style:style>
    <style:style style:name="T54" style:family="text">
      <style:text-properties style:text-position="sub 58%"/>
    </style:style>
    <style:style style:name="T55" style:family="text">
      <style:text-properties style:text-position="sub 58%" style:font-name="Times New Roman" style:font-name-complex="Times New Roman1"/>
    </style:style>
    <style:style style:name="T56" style:family="text">
      <style:text-properties style:text-position="sub 58%" style:font-name-asian="Times New Roman1" style:font-name-complex="Times New Roman1"/>
    </style:style>
    <style:style style:name="T57" style:family="text">
      <style:text-properties style:text-position="sub 58%" fo:language="en" fo:country="US"/>
    </style:style>
    <style:style style:name="T58" style:family="text">
      <style:text-properties style:text-position="sub 58%" fo:language="en" fo:country="US" style:font-name-asian="Times New Roman1" style:font-name-complex="Times New Roman1"/>
    </style:style>
    <style:style style:name="T59" style:family="text">
      <style:text-properties style:text-position="sub 58%" officeooo:rsid="002fc08f"/>
    </style:style>
    <style:style style:name="T60" style:family="text">
      <style:text-properties style:text-position="sub 58%" officeooo:rsid="0030fc2f"/>
    </style:style>
    <style:style style:name="T61" style:family="text">
      <style:text-properties style:text-position="sub 58%" officeooo:rsid="016e39b8"/>
    </style:style>
    <style:style style:name="T62" style:family="text">
      <style:text-properties style:text-position="sub 58%" officeooo:rsid="0174070f"/>
    </style:style>
    <style:style style:name="T63" style:family="text">
      <style:text-properties style:text-position="sub 58%" fo:font-size="12pt" officeooo:rsid="0174070f" style:font-size-asian="12pt" style:font-size-complex="12pt"/>
    </style:style>
    <style:style style:name="T64" style:family="text">
      <style:text-properties style:text-position="sub 58%" fo:font-size="12pt" officeooo:rsid="0175b838" style:font-size-asian="12pt" style:font-size-complex="12pt"/>
    </style:style>
    <style:style style:name="T65" style:family="text">
      <style:text-properties style:font-name="Symbol" style:font-name-complex="Times New Roman1"/>
    </style:style>
    <style:style style:name="T66" style:family="text">
      <style:text-properties style:font-name="Symbol" fo:language="en" fo:country="US" style:font-name-asian="Times New Roman1" style:font-name-complex="Times New Roman1"/>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style:font-weight-complex="bold"/>
    </style:style>
    <style:style style:name="T70" style:family="text">
      <style:text-properties style:font-name-asian="Times New Roman1" style:font-name-complex="Times New Roman1"/>
    </style:style>
    <style:style style:name="T71" style:family="text">
      <style:text-properties officeooo:rsid="00beaaeb"/>
    </style:style>
    <style:style style:name="T72" style:family="text">
      <style:text-properties fo:language="ru" fo:country="RU" fo:font-weight="bold" officeooo:rsid="002fcf29" style:language-asian="zh" style:country-asian="CN" style:font-weight-asian="bold" style:language-complex="hi" style:country-complex="IN" style:font-weight-complex="bold"/>
    </style:style>
    <style:style style:name="T73" style:family="text">
      <style:text-properties fo:language="ru" fo:country="RU" fo:font-weight="bold" officeooo:rsid="0096af40" style:language-asian="zh" style:country-asian="CN" style:font-weight-asian="bold" style:language-complex="hi" style:country-complex="IN" style:font-weight-complex="bold"/>
    </style:style>
    <style:style style:name="T74" style:family="text">
      <style:text-properties fo:language="ru" fo:country="RU" fo:font-weight="bold" officeooo:rsid="00cab126" style:language-asian="zh" style:country-asian="CN" style:font-weight-asian="bold" style:language-complex="hi" style:country-complex="IN" style:font-weight-complex="bold"/>
    </style:style>
    <style:style style:name="T75" style:family="text">
      <style:text-properties officeooo:rsid="00c4c6fe"/>
    </style:style>
    <style:style style:name="T76" style:family="text">
      <style:text-properties officeooo:rsid="00c60e52"/>
    </style:style>
    <style:style style:name="T77" style:family="text">
      <style:text-properties officeooo:rsid="00c893ee"/>
    </style:style>
    <style:style style:name="T78" style:family="text">
      <style:text-properties officeooo:rsid="00cab126"/>
    </style:style>
    <style:style style:name="T79" style:family="text">
      <style:text-properties officeooo:rsid="00d489aa"/>
    </style:style>
    <style:style style:name="T80" style:family="text">
      <style:text-properties officeooo:rsid="00dd1e71"/>
    </style:style>
    <style:style style:name="T81" style:family="text">
      <style:text-properties officeooo:rsid="00e430b5"/>
    </style:style>
    <style:style style:name="T82" style:family="text">
      <style:text-properties officeooo:rsid="00e9415b"/>
    </style:style>
    <style:style style:name="T83" style:family="text">
      <style:text-properties officeooo:rsid="00e99952"/>
    </style:style>
    <style:style style:name="T84" style:family="text">
      <style:text-properties officeooo:rsid="00f4aca7"/>
    </style:style>
    <style:style style:name="T85" style:family="text">
      <style:text-properties officeooo:rsid="00f51784"/>
    </style:style>
    <style:style style:name="T86" style:family="text">
      <style:text-properties officeooo:rsid="00f53977"/>
    </style:style>
    <style:style style:name="T87" style:family="text">
      <style:text-properties officeooo:rsid="00f69757"/>
    </style:style>
    <style:style style:name="T88" style:family="text">
      <style:text-properties officeooo:rsid="00f8fee9"/>
    </style:style>
    <style:style style:name="T89" style:family="text">
      <style:text-properties officeooo:rsid="00f93d19"/>
    </style:style>
    <style:style style:name="T90" style:family="text">
      <style:text-properties officeooo:rsid="00fdc413"/>
    </style:style>
    <style:style style:name="T91" style:family="text">
      <style:text-properties style:text-underline-style="none" officeooo:rsid="00feb35d"/>
    </style:style>
    <style:style style:name="T92" style:family="text">
      <style:text-properties officeooo:rsid="0112a99a"/>
    </style:style>
    <style:style style:name="T93" style:family="text">
      <style:text-properties officeooo:rsid="011df30b"/>
    </style:style>
    <style:style style:name="T94" style:family="text">
      <style:text-properties officeooo:rsid="011f609c"/>
    </style:style>
    <style:style style:name="T95" style:family="text">
      <style:text-properties officeooo:rsid="01215a94"/>
    </style:style>
    <style:style style:name="T96" style:family="text">
      <style:text-properties officeooo:rsid="012625f1"/>
    </style:style>
    <style:style style:name="T97" style:family="text">
      <style:text-properties officeooo:rsid="012c5e4b"/>
    </style:style>
    <style:style style:name="T98" style:family="text">
      <style:text-properties officeooo:rsid="012d6618"/>
    </style:style>
    <style:style style:name="T99" style:family="text">
      <style:text-properties officeooo:rsid="012f3772"/>
    </style:style>
    <style:style style:name="T100" style:family="text">
      <style:text-properties officeooo:rsid="01332cba"/>
    </style:style>
    <style:style style:name="T101" style:family="text">
      <style:text-properties officeooo:rsid="013450f0"/>
    </style:style>
    <style:style style:name="T102" style:family="text">
      <style:text-properties officeooo:rsid="0137a33b"/>
    </style:style>
    <style:style style:name="T103" style:family="text">
      <style:text-properties officeooo:rsid="01399cae"/>
    </style:style>
    <style:style style:name="T104" style:family="text">
      <style:text-properties officeooo:rsid="013b06ed"/>
    </style:style>
    <style:style style:name="T105" style:family="text">
      <style:text-properties officeooo:rsid="013bf5a2"/>
    </style:style>
    <style:style style:name="T106" style:family="text">
      <style:text-properties officeooo:rsid="013c0b6d"/>
    </style:style>
    <style:style style:name="T107" style:family="text">
      <style:text-properties officeooo:rsid="013d33f1"/>
    </style:style>
    <style:style style:name="T108" style:family="text">
      <style:text-properties officeooo:rsid="013da90f"/>
    </style:style>
    <style:style style:name="T109" style:family="text">
      <style:text-properties officeooo:rsid="013f99b9"/>
    </style:style>
    <style:style style:name="T110" style:family="text">
      <style:text-properties officeooo:rsid="01415215"/>
    </style:style>
    <style:style style:name="T111" style:family="text">
      <style:text-properties officeooo:rsid="0142f3c4"/>
    </style:style>
    <style:style style:name="T112" style:family="text">
      <style:text-properties officeooo:rsid="0144cb75"/>
    </style:style>
    <style:style style:name="T113" style:family="text">
      <style:text-properties officeooo:rsid="014a0649"/>
    </style:style>
    <style:style style:name="T114" style:family="text">
      <style:text-properties officeooo:rsid="014bea91"/>
    </style:style>
    <style:style style:name="T115" style:family="text">
      <style:text-properties officeooo:rsid="01529b52"/>
    </style:style>
    <style:style style:name="T116" style:family="text">
      <style:text-properties officeooo:rsid="01558387"/>
    </style:style>
    <style:style style:name="T117" style:family="text">
      <style:text-properties officeooo:rsid="015ab703"/>
    </style:style>
    <style:style style:name="T118" style:family="text">
      <style:text-properties officeooo:rsid="0163cca6"/>
    </style:style>
    <style:style style:name="T119" style:family="text">
      <style:text-properties fo:color="#000000" style:font-name="Times New Roman" officeooo:rsid="01096dfc" style:font-name-complex="Times New Roman1"/>
    </style:style>
    <style:style style:name="T120" style:family="text">
      <style:text-properties fo:color="#000000" style:text-position="super 58%" style:font-name="Times New Roman" officeooo:rsid="01096dfc" style:font-name-complex="Times New Roman1"/>
    </style:style>
    <style:style style:name="T121" style:family="text">
      <style:text-properties officeooo:rsid="0165eacf"/>
    </style:style>
    <style:style style:name="T122" style:family="text">
      <style:text-properties officeooo:rsid="01675aa6"/>
    </style:style>
    <style:style style:name="T123" style:family="text">
      <style:text-properties officeooo:rsid="0169a678"/>
    </style:style>
    <style:style style:name="T124" style:family="text">
      <style:text-properties officeooo:rsid="016be641"/>
    </style:style>
    <style:style style:name="T125" style:family="text">
      <style:text-properties officeooo:rsid="0026f8e6"/>
    </style:style>
    <style:style style:name="T126" style:family="text">
      <style:text-properties officeooo:rsid="00238102"/>
    </style:style>
    <style:style style:name="T127" style:family="text">
      <style:text-properties officeooo:rsid="002564b6"/>
    </style:style>
    <style:style style:name="T128" style:family="text">
      <style:text-properties officeooo:rsid="002d0d1d"/>
    </style:style>
    <style:style style:name="T129" style:family="text">
      <style:text-properties officeooo:rsid="002b1cfc"/>
    </style:style>
    <style:style style:name="T130" style:family="text">
      <style:text-properties officeooo:rsid="002d46ac"/>
    </style:style>
    <style:style style:name="T131" style:family="text">
      <style:text-properties officeooo:rsid="002dfdf9"/>
    </style:style>
    <style:style style:name="T132" style:family="text">
      <style:text-properties officeooo:rsid="002fc08f"/>
    </style:style>
    <style:style style:name="T133" style:family="text">
      <style:text-properties officeooo:rsid="0032938d"/>
    </style:style>
    <style:style style:name="T134" style:family="text">
      <style:text-properties officeooo:rsid="00352ba6"/>
    </style:style>
    <style:style style:name="T135" style:family="text">
      <style:text-properties officeooo:rsid="0036cacf"/>
    </style:style>
    <style:style style:name="T136" style:family="text">
      <style:text-properties officeooo:rsid="00377a60"/>
    </style:style>
    <style:style style:name="T137" style:family="text">
      <style:text-properties officeooo:rsid="00384d84"/>
    </style:style>
    <style:style style:name="T138" style:family="text">
      <style:text-properties officeooo:rsid="0039052a"/>
    </style:style>
    <style:style style:name="T139" style:family="text">
      <style:text-properties officeooo:rsid="003b005e"/>
    </style:style>
    <style:style style:name="T140" style:family="text">
      <style:text-properties officeooo:rsid="003c1d96"/>
    </style:style>
    <style:style style:name="T141" style:family="text">
      <style:text-properties officeooo:rsid="003daf34"/>
    </style:style>
    <style:style style:name="T142" style:family="text">
      <style:text-properties officeooo:rsid="003e5bd2"/>
    </style:style>
    <style:style style:name="T143" style:family="text">
      <style:text-properties officeooo:rsid="016e39b8"/>
    </style:style>
    <style:style style:name="T144" style:family="text">
      <style:text-properties fo:font-size="10pt" officeooo:rsid="00293f6a" style:font-size-asian="10pt" style:font-size-complex="10pt"/>
    </style:style>
    <style:style style:name="T145" style:family="text">
      <style:text-properties fo:font-size="12pt" officeooo:rsid="00293f6a" style:font-size-asian="12pt" style:font-size-complex="12pt"/>
    </style:style>
    <style:style style:name="T146" style:family="text">
      <style:text-properties fo:font-size="12pt" officeooo:rsid="0175b838" style:font-size-asian="12pt" style:font-size-complex="12pt"/>
    </style:style>
    <style:style style:name="T147" style:family="text">
      <style:text-properties fo:font-size="12pt" officeooo:rsid="016e39b8" style:font-size-asian="12pt" style:font-size-complex="12pt"/>
    </style:style>
    <style:style style:name="T148" style:family="text">
      <style:text-properties style:text-position="0% 100%" fo:font-size="12pt" officeooo:rsid="0175b838"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45284217189798986" text:style-name="WWNum1">
        <text:list-item>
          <text:list>
            <text:list-item>
              <text:h text:style-name="P92" text:outline-level="2">Масс спектро<text:span text:style-name="T7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35457133878500" text:continue-numbering="true" text:style-name="WWNum1">
        <text:list-item>
          <text:list>
            <text:list-item>
              <text:list>
                <text:list-item>
                  <text:h text:style-name="P93" text:outline-level="3">Abstract</text:h>
                </text:list-item>
                <text:list-item>
                  <text:p text:style-name="P75">Впервые были получены масс спектры трифлатных и тозилатных солей <text:s text:c="2"/>фенилдиазония <text:span text:style-name="T80">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79">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93" text:outline-level="3">1. Introduction</text:h>
                  <text:list>
                    <text:list-item>
                      <text:p text:style-name="P99"><text:span text:style-name="T19">Ароматические диазониевые соли (DS) являются важнейшими и широко применяемыми реагентами в органическом синтезе и промышленности </text:span><text:span text:style-name="T21">[1]</text:span><text:span text:style-name="T19">. <text:s/></text:span><text:span text:style-name="T30">DS и</text:span><text:span text:style-name="T19">спользуются для получения сложных продуктов органического синтеза, </text:span><text:span text:style-name="T20">инициации полимеризации, </text:span><text:span text:style-name="T19">модификации поверхностей и наноматериалов </text:span><text:span text:style-name="T21">[2]</text:span><text:span text:style-name="T19">. </text:span><text:span text:style-name="T39">Однако м</text:span><text:span text:style-name="T30">ногим DS присущи такие недостатки, как взрывоопасность и малая устойчивость при фото облучении, нагреве и механическом воздействии </text:span><text:span text:style-name="T39">в сухом твердом состоянии</text:span><text:span text:style-name="T30">[</text:span><text:span text:style-name="T31">7,8</text:span><text:span text:style-name="T30">].</text:span><text:span text:style-name="T19"> </text:span><text:span text:style-name="T31">Эти недостатки сдерживают масштабы и ограничивают </text:span><text:span text:style-name="T21">сферы применения </text:span><text:span text:style-name="T31">DS.</text:span><text:span text:style-name="T21"> </text:span><text:span text:style-name="T31">Многие из этих </text:span><text:span text:style-name="T21">веществ </text:span><text:span text:style-name="T31">опасны </text:span><text:span text:style-name="T21">при хранении и транспортировке. </text:span><text:span text:style-name="T39">С</text:span><text:span text:style-name="T21">табильность </text:span><text:span text:style-name="T31">DS</text:span><text:span text:style-name="T21"> связана с </text:span><text:span text:style-name="T39">как </text:span><text:span text:style-name="T21">электронным строением и свойствами самого диазониевого катиона, </text:span><text:span text:style-name="T39">так</text:span><text:span text:style-name="T21"> </text:span><text:span text:style-name="T39">и </text:span><text:span text:style-name="T21">природой противо</text:span><text:span text:style-name="T22">-</text:span><text:span text:style-name="T21">иона и характером их взаимодействия. </text:span><text:span text:style-name="T31">В настоящее время вопрос </text:span><text:span text:style-name="T41">стабильности</text:span><text:span text:style-name="T31"> мало исследован и требует дальнейшего более глубокого изучения теоретическими и экспериментальными методами.</text:span></text:p>
                    </text:list-item>
                    <text:list-item>
                      <text:p text:style-name="P100"><text:span text:style-name="T21">Х</text:span><text:span text:style-name="T19">орошо известно явление стабилизации растворов солей диазония при </text:span><text:span text:style-name="T39">добавлении нафтилсульфокислоты. Предполагалось, что стабилизация происходит при </text:span><text:span text:style-name="T19">образовании <text:s/>арендиазоний нафтилсульфонатов </text:span><text:span text:style-name="T39">в растворе в результате ионного обмена [1a], </text:span><text:span text:style-name="T40">однако этот механизм не доказан</text:span><text:span text:style-name="T39">.</text:span><text:span text:style-name="T19"> </text:span><text:span text:style-name="T40">Ранее нам впервые удалось получить</text:span><text:span text:style-name="T19"> тозилатны</text:span><text:span text:style-name="T40">е</text:span><text:span text:style-name="T19"> и трифлатны</text:span><text:span text:style-name="T40">е</text:span><text:span text:style-name="T19"> сол</text:span><text:span text:style-name="T40">и более стабильные </text:span><text:span text:style-name="T19">твердом состоянии </text:span><text:span text:style-name="T40">[3], чем тетрафторборатные</text:span><text:span text:style-name="T19">. </text:span><text:span text:style-name="T40">Доказана их высокая диазониевая активность в ряде реакций [3,4a-e,4g,5a-d]. Т</text:span><text:span text:style-name="T27">озилатные и трифлатные соли более удобны в вследствие хорошей растворимости в органических растворителях, </text:span><text:span text:style-name="T28">что значительно </text:span><text:soft-page-break/><text:span text:style-name="T28">расширяет сферу их применения</text:span><text:span text:style-name="T27">. </text:span><text:span text:style-name="T40">Арендиазоний тозилаты тозилаты являются удобными реагентами для модификации поверхностей карбонизированых наночастиц [5e] и графена [5f].</text:span><text:span text:style-name="T27"> </text:span><text:span text:style-name="T40">Однако в </text:span><text:span text:style-name="T19">настоящее время влияние противо</text:span><text:span text:style-name="T27">-</text:span><text:span text:style-name="T19">иона и механизм повышения стабильности оста</text:span><text:span text:style-name="T40">ю</text:span><text:span text:style-name="T19">тся недостаточно изученным</text:span><text:span text:style-name="T40">и</text:span><text:span text:style-name="T19">. </text:span></text:p>
                    </text:list-item>
                    <text:list-item>
                      <text:p text:style-name="P106"><text:span text:style-name="T21">М</text:span><text:span text:style-name="T19">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23">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24">н</text:span><text:span text:style-name="T23">ые частицы из раствора непосредственно в газовую фазу (атмосферу азота), а затем в вакуум. </text:span><text:span text:style-name="T32">Метод ионизации электроспреем широко используется для изучения механизмов органических реакций в газовой фазе []. </text:span></text:p>
                    </text:list-item>
                    <text:list-item>
                      <text:p text:style-name="P107"><text:span text:style-name="T32">В </text:span><text:span text:style-name="T19">настоящее время опубликованы лишь две работы по изучению DS методом LC-MS [D1,D2]. </text:span><text:span text:style-name="T34">По данным авторов [D1] </text:span><text:span text:style-name="T35">первой стадией и основным путем фрагментации</text:span><text:span text:style-name="T19"> </text:span><text:span text:style-name="T35">диазониевых катионов и диазотатов является отщепление молекулярного азота. </text:span><text:span text:style-name="T38">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36">Следует отметить что процесс отщепления азота </text:span><text:span text:style-name="T37">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37"> []. </text:span><text:span text:style-name="T44">В исследовании [] выявлено</text:span><text:span text:style-name="T119">,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20">14</text:span><text:span text:style-name="T119">N и </text:span><text:span text:style-name="T120">15</text:span><text:span text:style-name="T119">N изотопно-меченых диазониевых солей составляет 32 кал/моль.</text:span></text:p>
                    </text:list-item>
                    <text:list-item>
                      <text:p text:style-name="P101"><text:span text:style-name="T23">В </text:span><text:span text:style-name="T19">работе [3] </text:span><text:span text:style-name="T24">подробно изучены состояни</text:span><text:span text:style-name="T33">я</text:span><text:span text:style-name="T24"> тетрафторборатных пара замещенных производных фенилдиазония в экспериментах с использованием ионизации электроспреем. </text:span><text:span text:style-name="T42">Авторами п</text:span><text:span text:style-name="T24">роведен анализ взаимодействий и превращений, происходящих между молекулами нуклеофилов и фенильными катионами в газовой фазе. </text:span><text:span text:style-name="T25">В статье рассматривается </text:span><text:span text:style-name="T26">явление</text:span><text:span text:style-name="T25"> </text:span><text:span text:style-name="T26">образования кластерных частиц содержащих катион и несколько молекул, характерное для солей диазония. </text:span><text:span text:style-name="T29">Также в этом исследовании описан аномальный спектр при фрагментации орто</text:span><text:span text:style-name="T43">-</text:span><text:span text:style-name="T29">нитро</text:span><text:span text:style-name="T43">фенилдиазоний тетрафторбората</text:span><text:span text:style-name="T29">.</text:span></text:p>
                    </text:list-item>
                    <text:list-item>
                      <text:p text:style-name="P102">В нашей работе мы ставили целью изучить свойства перспективных тозилатных и трифлатных солей в экспериментах по масс <text:span text:style-name="T82">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83">Выявить влияние природы и положения заместителей на прочность катионов.</text:span> <text:span text:style-name="T83">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83">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04">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03"><text:span text:style-name="T81">Другой</text:span> <text:span text:style-name="T118">задачей</text:span> было изучение <text:span text:style-name="T81">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05">Эти дополнительные <text:span text:style-name="T92">экспериментальные и теоретические </text:span>исследования позволяют расширить понимание закономерностей и причин <text:span text:style-name="T84">повышенной </text:span>стабильности трифлатных и тозилатных солей диазония.</text:p>
                    </text:list-item>
                    <text:list-item>
                      <text:p text:style-name="P104">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19">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45">a</text:span><text:span text:style-name="T19">]. Ранее нам впервые удалось получить в индивидуальном состоянии арендиазоний тозилаты ArN</text:span><text:span text:style-name="T55">2</text:span><text:span text:style-name="T12">+ </text:span><text:span text:style-name="T19">TsO</text:span><text:span text:style-name="T12">-</text:span><text:span text:style-name="T19">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45">a</text:span><text:span text:style-name="T19">-</text:span><text:span text:style-name="T45">e</text:span><text:span text:style-name="T19">] и введение в арены изотопа </text:span><text:span text:style-name="T12">18</text:span><text:span text:style-name="T19">F [4</text:span><text:span text:style-name="T45">f</text:span><text:span text:style-name="T19">], для получения ароматических азидов [4</text:span><text:span text:style-name="T45">g</text:span><text:span text:style-name="T19">], проведения azo-coupling с этил </text:span><text:span text:style-name="T65"></text:span><text:span text:style-name="T19">-метилацетоацетатом [5</text:span><text:span text:style-name="T45">a</text:span><text:span text:style-name="T19">], замещении диазониевой группы на триэтоксисилильную [5</text:span><text:span text:style-name="T45">b</text:span><text:span text:style-name="T19">], Cu- и Pd-catalyzed арилирования 5</text:span><text:span text:style-name="T45">c</text:span><text:span text:style-name="T19">,</text:span><text:span text:style-name="T45">d</text:span><text:span text:style-name="T19">].</text:span><text:span text:style-name="T12"> </text:span><text:span text:style-name="T19">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45">e</text:span><text:span text:style-name="T19">] и графену [5</text:span><text:span text:style-name="T45">f</text:span><text:span text:style-name="T19">].</text:span> </text:p>
      <text:p text:style-name="P3"/>
      <text:p text:style-name="P3"/>
      <text:list xml:id="list135456216434879" text:continue-numbering="true" text:style-name="WWNum1">
        <text:list-item>
          <text:list>
            <text:list-item>
              <text:list>
                <text:list-item>
                  <text:h text:style-name="P94" text:outline-level="3"><text:soft-page-break/>2. Experimental section</text:h>
                </text:list-item>
                <text:list-item>
                  <text:p text:style-name="P80">2.1. <text:span text:style-name="T75">Получение диазониевых солей</text:span></text:p>
                </text:list-item>
              </text:list>
            </text:list-item>
          </text:list>
        </text:list-item>
      </text:list>
      <text:p text:style-name="P6"><text:span text:style-name="T4">General synthesis of arenediazonium trflates (1a-d)</text:span><text:span text:style-name="T2"> </text:span></text:p>
      <text:p text:style-name="P6">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67">1</text:span>, промывали эфиром и высушивали в вакууме при комнатной температуре 48 часов.</text:p>
      <text:p text:style-name="P6"><text:span text:style-name="T68">2-</text:span><text:span text:style-name="T3">Nitrobenzenediazonium</text:span><text:span text:style-name="T68"> </text:span><text:span text:style-name="T3">trifluoromethanesulfonate</text:span><text:span text:style-name="T68"> (1</text:span><text:span text:style-name="T3">a</text:span><text:span text:style-name="T68">). </text:span><text:span text:style-name="T5">Yeild</text:span><text:span text:style-name="T69"> 94%, </text:span><text:span text:style-name="T5">mp</text:span><text:span text:style-name="T69"> 110 </text:span><text:span text:style-name="T11">o</text:span><text:span text:style-name="T5">C</text:span><text:span text:style-name="T69">. </text:span><text:span text:style-name="T14">1</text:span><text:span text:style-name="T6">H</text:span><text:span text:style-name="T70"> ЯМР (300 МГц, </text:span><text:span text:style-name="T6">DMSO</text:span><text:span text:style-name="T70">-</text:span><text:span text:style-name="T6">d</text:span><text:span text:style-name="T56">6</text:span><text:span text:style-name="T70">), </text:span><text:span text:style-name="T66"></text:span><text:span text:style-name="T70">, </text:span><text:span text:style-name="T6">ppm</text:span><text:span text:style-name="T7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54">6</text:span> ) <text:span text:style-name="T1">δ</text:span>: 120.6 (<text:span text:style-name="T1">t</text:span>, <text:span text:style-name="T1">CF</text:span><text:span text:style-name="T54">3</text:span>, <text:span text:style-name="T1">J</text:span>=320 Гц), 111.1, 118.5, 122.8, 128.1, 136.6, 142.3, 144.5. <text:span text:style-name="T1">IR (KBr): 2359 см</text:span><text:span text:style-name="T10">-1</text:span><text:span text:style-name="T1"> . </text:span></text:p>
      <text:p text:style-name="P12"><text:span text:style-name="T1">Calc.: C</text:span><text:span text:style-name="T57">7</text:span><text:span text:style-name="T1">H</text:span><text:span text:style-name="T57">4</text:span><text:span text:style-name="T1">F</text:span><text:span text:style-name="T57">3</text:span><text:span text:style-name="T1">N</text:span><text:span text:style-name="T57">3</text:span><text:span text:style-name="T1">O</text:span><text:span text:style-name="T57">5</text:span><text:span text:style-name="T1">S, C, 28.10; H, 1.35; N, 14.04; S, 10.72, F, 19.05. Found: C, 28.09; H, 1.32; N, 13.89; S, 10.85; F, 19.40.</text:span></text:p>
      <text:p text:style-name="P6"><text:span text:style-name="T3">3-Nitrobenzenediazonium trifluoromethanesulfonate (1b).</text:span><text:span text:style-name="T1"> </text:span><text:span text:style-name="T10">1</text:span><text:span text:style-name="T1">H NMR (300MHz, </text:span><text:span text:style-name="T6">DMSO-d</text:span><text:span text:style-name="T58">6</text:span><text:span text:style-name="T6">)</text:span><text:span text:style-name="T1">,</text:span></text:p>
      <text:p text:style-name="P6"><text:span text:style-name="T3">4-Nitrobenzenediazonium trifluoromethanesulfonate (1c).</text:span><text:span text:style-name="T1"> </text:span><text:span text:style-name="T10">1</text:span><text:span text:style-name="T1">H NMR (300MHz, </text:span><text:span text:style-name="T6">DMSO-d</text:span><text:span text:style-name="T58">6</text:span><text:span text:style-name="T6">)</text:span><text:span text:style-name="T1">,</text:span></text:p>
      <text:p text:style-name="P6"><text:span text:style-name="T3">4-Methoxybenzenediazonium trifluoromethanesulfonate (1d).</text:span><text:span text:style-name="T1"> </text:span><text:span text:style-name="T10">1</text:span><text:span text:style-name="T1">H NMR (300MHz, </text:span><text:span text:style-name="T6">DMSO-d</text:span><text:span text:style-name="T58">6</text:span><text:span text:style-name="T6">)</text:span><text:span text:style-name="T1">,</text:span></text:p>
      <text:p text:style-name="P7">4-Nitrobenzenediazonium tosylate (2)</text:p>
      <text:p text:style-name="P6">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6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6"><text:span text:style-name="T14">1</text:span><text:span text:style-name="T6">H</text:span><text:span text:style-name="T70"> ЯМР (300 МГц, </text:span><text:span text:style-name="T6">DMSO</text:span><text:span text:style-name="T70">-</text:span><text:span text:style-name="T6">d</text:span><text:span text:style-name="T56">6</text:span><text:span text:style-name="T70">), </text:span><text:span text:style-name="T66"></text:span><text:span text:style-name="T70">, </text:span><text:span text:style-name="T6">ppm</text:span><text:span text:style-name="T70">: 2.28 (</text:span><text:span text:style-name="T6">s</text:span><text:span text:style-name="T70">, 3</text:span><text:span text:style-name="T6">H</text:span><text:span text:style-name="T70">), 7.09 (</text:span><text:span text:style-name="T6">d</text:span><text:span text:style-name="T70">, 2</text:span><text:span text:style-name="T6">H</text:span><text:span text:style-name="T70">, </text:span><text:span text:style-name="T8">J</text:span><text:span text:style-name="T70">=7.8 Гц), 7.45 (</text:span><text:span text:style-name="T6">d</text:span><text:span text:style-name="T70">, 2</text:span><text:span text:style-name="T6">H</text:span><text:span text:style-name="T70">, </text:span><text:span text:style-name="T6">J</text:span><text:span text:style-name="T70">=7.8 Гц), 8.68 (</text:span><text:span text:style-name="T6">d</text:span><text:span text:style-name="T70">, 2</text:span><text:span text:style-name="T6">H</text:span><text:span text:style-name="T70">, </text:span><text:span text:style-name="T8">J</text:span><text:span text:style-name="T70">=9.3 Гц), 8.92 (</text:span><text:span text:style-name="T6">d</text:span><text:span text:style-name="T70">, 2</text:span><text:span text:style-name="T6">H</text:span><text:span text:style-name="T70">, </text:span><text:span text:style-name="T8">J</text:span><text:span text:style-name="T70">=9.0 Гц). </text:span><text:span text:style-name="T14">13</text:span><text:span text:style-name="T6">C</text:span><text:span text:style-name="T70"> ЯМР (75 МГц, ДМСО), </text:span><text:span text:style-name="T66"></text:span><text:span text:style-name="T70">, </text:span><text:span text:style-name="T6">ppm</text:span><text:span text:style-name="T70">: 20.84, 121.96, 125.57, 126.05, 128.18, 134.59, 137.85, 145.55, 153.22.</text:span></text:p>
      <text:p text:style-name="P6"><text:span text:style-name="T67">4-</text:span><text:span text:style-name="T2">Nitrobenzenediazonium</text:span><text:span text:style-name="T67"> </text:span><text:span text:style-name="T2">tetrafluoroborate</text:span><text:span text:style-name="T67"> (3)</text:span> получен по методу [9].</text:p>
      <text:list xml:id="list135457312305496" text:continue-numbering="true" text:style-name="WWNum1">
        <text:list-item>
          <text:list>
            <text:list-item>
              <text:list>
                <text:list-item>
                  <text:p text:style-name="P81">2.<text:span text:style-name="T76">2</text:span>. <text:span text:style-name="T76">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90">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text:span><text:soft-page-break/><text:span text:style-name="T90">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89">обработки и интегрирования </text:span><text:span text:style-name="T91">масс спектро и</text:span><text:span text:style-name="T89">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35457680863746" text:continue-numbering="true" text:style-name="WWNum1">
        <text:list-item>
          <text:list>
            <text:list-item>
              <text:list>
                <text:list-item>
                  <text:p text:style-name="P82">2.<text:span text:style-name="T76">3</text:span>. <text:span text:style-name="T76">Квантовохимические расчеты</text:span></text:p>
                </text:list-item>
                <text:list-item>
                  <text:p text:style-name="P87">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86">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88"><text:span text:style-name="T85">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89">Для расчета оптимизированных структур и <text:span text:style-name="T87">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90">Для обработки данных и построения графических зависимостей было использовано открытое программное обеспечение <text:span text:style-name="T88">-</text:span> gnuplot 5.0 [???].</text:p>
                </text:list-item>
                <text:list-item>
                  <text:h text:style-name="P95" text:outline-level="3">3. Results and discussion</text:h>
                </text:list-item>
                <text:list-item>
                  <text:p text:style-name="P83"><text:span text:style-name="T77">3</text:span>.<text:span text:style-name="T77">1</text:span>. <text:span text:style-name="T76">Масс спектры растворов солей диазония</text:span></text:p>
                </text:list-item>
              </text:list>
            </text:list-item>
          </text:list>
        </text:list-item>
      </text:list>
      <text:p text:style-name="P72">?</text:p>
      <text:list xml:id="list135457332308338" text:continue-numbering="true" text:style-name="WWNum1">
        <text:list-item>
          <text:list>
            <text:list-item>
              <text:list>
                <text:list-item>
                  <text:p text:style-name="P83"><text:span text:style-name="T77">3</text:span>.<text:span text:style-name="T77">2</text:span>. <text:span text:style-name="T77">Фрагментация диазониевых катионов</text:span></text:p>
                </text:list-item>
              </text:list>
            </text:list-item>
          </text:list>
        </text:list-item>
      </text:list>
      <text:p text:style-name="P74"><text:span text:style-name="T143">Спектры MS2 получены при ф</text:span>рагментаци<text:span text:style-name="T143">и</text:span> <text:span text:style-name="T143">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text:span><text:soft-page-break/><text:span text:style-name="T143">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1">6</text:span><text:span text:style-name="T143">H</text:span><text:span text:style-name="T61">4</text:span><text:span text:style-name="T17">+</text:span><text:span text:style-name="T143">), 75.02 (C</text:span><text:span text:style-name="T61">6</text:span><text:span text:style-name="T143">H</text:span><text:span text:style-name="T62">3</text:span><text:span text:style-name="T17">+</text:span><text:span text:style-name="T143">), 65.04 (C</text:span><text:span text:style-name="T62">5</text:span><text:span text:style-name="T143">H</text:span><text:span text:style-name="T62">5</text:span><text:span text:style-name="T17">+</text:span><text:span text:style-name="T143">), 64.03 (C</text:span><text:span text:style-name="T62">5</text:span><text:span text:style-name="T143">H</text:span><text:span text:style-name="T61">4</text:span><text:span text:style-name="T17">+</text:span><text:span text:style-name="T143">), 51.02 (C</text:span><text:span text:style-name="T62">4</text:span><text:span text:style-name="T143">H</text:span><text:span text:style-name="T62">3</text:span><text:span text:style-name="T17">+</text:span><text:span text:style-name="T143">), 39.02 (C</text:span><text:span text:style-name="T62">3</text:span><text:span text:style-name="T143">H</text:span><text:span text:style-name="T62">3</text:span><text:span text:style-name="T17">+</text:span><text:span text:style-name="T14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45">92.03 </text:span><text:span text:style-name="T146">соответствует брутто формуле </text:span><text:span text:style-name="T147">C</text:span><text:span text:style-name="T64">6</text:span><text:span text:style-name="T147">H</text:span><text:span text:style-name="T64">4</text:span><text:span text:style-name="T148">O</text:span><text:span text:style-name="T18">+</text:span><text:span text:style-name="T147">, </text:span><text:span text:style-name="T146">по данным работы вероятно является продуктом присоединения молекулы воды к фенильному катиону с последующим отщеплением водорода.</text:span></text:p>
      <text:p text:style-name="P8">Таблица <text:span text:style-name="T124">1</text:span>. </text:p>
      <text:p text:style-name="P9">Спектр MS2 <text:span text:style-name="T125">диазониевых ионов [X-Ar-N2]+ </text:span>при различных энергиях столкновений</text:p>
      <text:p text:style-name="P1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65">Образец</text:p>
            </table:table-cell>
            <table:table-cell table:style-name="Таблица1.A1" table:number-rows-spanned="2" office:value-type="string">
              <text:p text:style-name="P65">Прекурсор</text:p>
            </table:table-cell>
            <table:table-cell table:style-name="Таблица1.C1" table:number-columns-spanned="7" office:value-type="string">
              <text:p text:style-name="P65">E collision, Ev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42">0</text:p>
            </table:table-cell>
            <table:table-cell table:style-name="Таблица1.C2" office:value-type="string">
              <text:p text:style-name="P42">0.01</text:p>
            </table:table-cell>
            <table:table-cell table:style-name="Таблица1.C2" office:value-type="string">
              <text:p text:style-name="P42">0.1</text:p>
            </table:table-cell>
            <table:table-cell table:style-name="Таблица1.C2" office:value-type="string">
              <text:p text:style-name="P42">1</text:p>
            </table:table-cell>
            <table:table-cell table:style-name="Таблица1.C2" office:value-type="string">
              <text:p text:style-name="P42">10</text:p>
            </table:table-cell>
            <table:table-cell table:style-name="Таблица1.C2" office:value-type="string">
              <text:p text:style-name="P42">20</text:p>
            </table:table-cell>
            <table:table-cell table:style-name="Таблица1.I2" office:value-type="string">
              <text:p text:style-name="P42">40</text:p>
            </table:table-cell>
          </table:table-row>
        </table:table-header-rows>
        <table:table-row table:style-name="Таблица1.1">
          <table:table-cell table:style-name="Таблица1.C2" office:value-type="string">
            <text:p text:style-name="P42">2-NO<text:span text:style-name="T54">2</text:span>-Ph-N<text:span text:style-name="T54">2</text:span><text:span text:style-name="T9">+</text:span> OTf<text:span text:style-name="T9">-</text:span></text:p>
          </table:table-cell>
          <table:table-cell table:style-name="Таблица1.C2" office:value-type="string">
            <text:p text:style-name="P44">150.03</text:p>
          </table:table-cell>
          <table:table-cell table:style-name="Таблица1.C2" office:value-type="string">
            <text:p text:style-name="P45">150.03 (100)</text:p>
            <text:p text:style-name="P45">94.03 (15)</text:p>
            <text:p text:style-name="P45">92.03 (14)</text:p>
            <text:p text:style-name="P45">51.02 (12)</text:p>
          </table:table-cell>
          <table:table-cell table:style-name="Таблица1.C2" office:value-type="string">
            <text:p text:style-name="P45">150.03 (100)</text:p>
            <text:p text:style-name="P45">94.03 (16)</text:p>
            <text:p text:style-name="P45">92.03 (14)</text:p>
            <text:p text:style-name="P45">51.02 (11)</text:p>
          </table:table-cell>
          <table:table-cell table:style-name="Таблица1.C2" office:value-type="string">
            <text:p text:style-name="P46">150.03 (100)</text:p>
            <text:p text:style-name="P46">94.03 (17)</text:p>
            <text:p text:style-name="P46">92.03 (15)</text:p>
            <text:p text:style-name="P46">51.03 (12)</text:p>
          </table:table-cell>
          <table:table-cell table:style-name="Таблица1.C2" office:value-type="string">
            <text:p text:style-name="P46">150.03 (1<text:span text:style-name="T126">00</text:span>)</text:p>
            <text:p text:style-name="P46">94.03 (<text:span text:style-name="T126">24</text:span>)</text:p>
            <text:p text:style-name="P46">92.03 (<text:span text:style-name="T126">22</text:span>)</text:p>
            <text:p text:style-name="P46">78.03 (1<text:span text:style-name="T126">2</text:span>)</text:p>
            <text:p text:style-name="P46">51.02 (<text:span text:style-name="T126">19</text:span>)</text:p>
            <text:p text:style-name="P46"/>
          </table:table-cell>
          <table:table-cell table:style-name="Таблица1.C2" office:value-type="string">
            <text:p text:style-name="P46">150.03 (1)</text:p>
            <text:p text:style-name="P46">94.03 (60)</text:p>
            <text:p text:style-name="P46">92.03 (96)</text:p>
            <text:p text:style-name="P46">78.03 (14)</text:p>
            <text:p text:style-name="P46">64.03 (24)</text:p>
            <text:p text:style-name="P46">53.00 (55)</text:p>
            <text:p text:style-name="P46">51.02 (100)</text:p>
            <text:p text:style-name="P46">39.02 (34)</text:p>
          </table:table-cell>
          <table:table-cell table:style-name="Таблица1.C2" office:value-type="string">
            <text:p text:style-name="P46">150.03 (<text:span text:style-name="T127">0</text:span>)</text:p>
            <text:p text:style-name="P46">94.03 (<text:span text:style-name="T127">3</text:span>)</text:p>
            <text:p text:style-name="P46">92.03 (<text:span text:style-name="T127">20</text:span>)</text:p>
            <text:p text:style-name="P46"><text:span text:style-name="T127">64</text:span>.03 (<text:span text:style-name="T127">75</text:span>)</text:p>
            <text:p text:style-name="P46">6<text:span text:style-name="T127">3</text:span>.0<text:span text:style-name="T127">2</text:span> (<text:span text:style-name="T127">58</text:span>)</text:p>
            <text:p text:style-name="P46">53.00 (<text:span text:style-name="T127">100</text:span>)</text:p>
            <text:p text:style-name="P46">51.02 (<text:span text:style-name="T127">80</text:span>)</text:p>
            <text:p text:style-name="P46">39.02 (<text:span text:style-name="T127">40</text:span>)</text:p>
          </table:table-cell>
          <table:table-cell table:style-name="Таблица1.I2" office:value-type="string">
            <text:p text:style-name="P46">150.03 (<text:span text:style-name="T127">0</text:span>)</text:p>
            <text:p text:style-name="P46"><text:span text:style-name="T127">64</text:span>.03 (<text:span text:style-name="T127">12</text:span>)</text:p>
            <text:p text:style-name="P47">63.11 (15)</text:p>
            <text:p text:style-name="P46">6<text:span text:style-name="T127">3</text:span>.0<text:span text:style-name="T127">2</text:span> (<text:span text:style-name="T127">100</text:span>)</text:p>
            <text:p text:style-name="P46">53.00 (<text:span text:style-name="T127">43</text:span>)</text:p>
            <text:p text:style-name="P46">51.02 (<text:span text:style-name="T127">19</text:span>)</text:p>
            <text:p text:style-name="P47">50.02 (17)</text:p>
            <text:p text:style-name="P46">39.02 (<text:span text:style-name="T127">12</text:span>)</text:p>
          </table:table-cell>
        </table:table-row>
        <table:table-row table:style-name="Таблица1.1">
          <table:table-cell table:style-name="Таблица1.C2" office:value-type="string">
            <text:p text:style-name="P43"><text:span text:style-name="T125">3</text:span>-NO2-Ph-N<text:span text:style-name="T60">2</text:span><text:span text:style-name="T16">+</text:span> OTf<text:span text:style-name="T9">-</text:span></text:p>
          </table:table-cell>
          <table:table-cell table:style-name="Таблица1.C2" office:value-type="string">
            <text:p text:style-name="P48">150.03</text:p>
          </table:table-cell>
          <table:table-cell table:style-name="Таблица1.C2" office:value-type="string">
            <text:p text:style-name="P48">-</text:p>
          </table:table-cell>
          <table:table-cell table:style-name="Таблица1.C2" office:value-type="string">
            <text:p text:style-name="P48">-</text:p>
          </table:table-cell>
          <table:table-cell table:style-name="Таблица1.C2" office:value-type="string">
            <text:p text:style-name="P48">-</text:p>
          </table:table-cell>
          <table:table-cell table:style-name="Таблица1.C2" office:value-type="string">
            <text:p text:style-name="P48">-</text:p>
          </table:table-cell>
          <table:table-cell table:style-name="Таблица1.C2" office:value-type="string">
            <text:p text:style-name="P48">-</text:p>
          </table:table-cell>
          <table:table-cell table:style-name="Таблица1.C2" office:value-type="string">
            <text:p text:style-name="P48">-</text:p>
          </table:table-cell>
          <table:table-cell table:style-name="Таблица1.I2" office:value-type="string">
            <text:p text:style-name="P48">-</text:p>
          </table:table-cell>
        </table:table-row>
        <table:table-row table:style-name="Таблица1.1">
          <table:table-cell table:style-name="Таблица1.C2" office:value-type="string">
            <text:p text:style-name="P43"><text:span text:style-name="T128">4</text:span>-NO2-Ph-N<text:span text:style-name="T60">2</text:span><text:span text:style-name="T16">+</text:span> OTf<text:span text:style-name="T9">-</text:span></text:p>
          </table:table-cell>
          <table:table-cell table:style-name="Таблица1.C2" office:value-type="string">
            <text:p text:style-name="P49">150.03</text:p>
          </table:table-cell>
          <table:table-cell table:style-name="Таблица1.C2" office:value-type="string">
            <text:p text:style-name="P49">150.03 (26)</text:p>
            <text:p text:style-name="P49">122.02 (100)</text:p>
          </table:table-cell>
          <table:table-cell table:style-name="Таблица1.C2" office:value-type="string">
            <text:p text:style-name="P49">150.03 (26)</text:p>
            <text:p text:style-name="P49">122.02 (100)</text:p>
          </table:table-cell>
          <table:table-cell table:style-name="Таблица1.C2" office:value-type="string">
            <text:p text:style-name="P49">150.03 (24)</text:p>
            <text:p text:style-name="P49">122.02 (100)</text:p>
          </table:table-cell>
          <table:table-cell table:style-name="Таблица1.C2" office:value-type="string">
            <text:p text:style-name="P49">150.03 (15)</text:p>
            <text:p text:style-name="P49">122.02 (100)</text:p>
          </table:table-cell>
          <table:table-cell table:style-name="Таблица1.C2" office:value-type="string">
            <text:p text:style-name="P49">150.03 (0)</text:p>
            <text:p text:style-name="P49">122.02 (62)</text:p>
            <text:p text:style-name="P49">92.03 (74)</text:p>
            <text:p text:style-name="P49">75.02 (100)</text:p>
            <text:p text:style-name="P49">64.03 (13)</text:p>
          </table:table-cell>
          <table:table-cell table:style-name="Таблица1.C2" office:value-type="string">
            <text:p text:style-name="P49">150.03 (0)</text:p>
            <text:p text:style-name="P49">122.02 (0)</text:p>
            <text:p text:style-name="P49">92.03 (12)</text:p>
            <text:p text:style-name="P50">76.03 (11)</text:p>
            <text:p text:style-name="P49">75.02 (100)</text:p>
            <text:p text:style-name="P49">64.03 (12)</text:p>
          </table:table-cell>
          <table:table-cell table:style-name="Таблица1.I2" office:value-type="string">
            <text:p text:style-name="P49">150.03 (0)</text:p>
            <text:p text:style-name="P49">122.02 (0)</text:p>
            <text:p text:style-name="P49">7<text:span text:style-name="T129">6</text:span>.0<text:span text:style-name="T129">3</text:span> (<text:span text:style-name="T129">13</text:span>)</text:p>
            <text:p text:style-name="P49">75.02 (100)</text:p>
            <text:p text:style-name="P51">74.02 (41)</text:p>
            <text:p text:style-name="P49">64.03 (1<text:span text:style-name="T129">6</text:span>)</text:p>
            <text:p text:style-name="P51">50.02 (20)</text:p>
          </table:table-cell>
        </table:table-row>
        <table:table-row table:style-name="Таблица1.1">
          <table:table-cell table:style-name="Таблица1.C2" office:value-type="string">
            <text:p text:style-name="P43"><text:span text:style-name="T128">4</text:span>-<text:span text:style-name="T130">CH3O</text:span>-Ph-N<text:span text:style-name="T60">2</text:span><text:span text:style-name="T16">+</text:span> OTf<text:span text:style-name="T9">-</text:span></text:p>
          </table:table-cell>
          <table:table-cell table:style-name="Таблица1.C2" office:value-type="string">
            <text:p text:style-name="P52">135.05</text:p>
          </table:table-cell>
          <table:table-cell table:style-name="Таблица1.C2" office:value-type="string">
            <text:p text:style-name="P53">-</text:p>
          </table:table-cell>
          <table:table-cell table:style-name="Таблица1.C2" office:value-type="string">
            <text:p text:style-name="P53">-</text:p>
          </table:table-cell>
          <table:table-cell table:style-name="Таблица1.C2" office:value-type="string">
            <text:p text:style-name="P53">-</text:p>
          </table:table-cell>
          <table:table-cell table:style-name="Таблица1.C2" office:value-type="string">
            <text:p text:style-name="P53">-</text:p>
          </table:table-cell>
          <table:table-cell table:style-name="Таблица1.C2" office:value-type="string">
            <text:p text:style-name="P53">-</text:p>
          </table:table-cell>
          <table:table-cell table:style-name="Таблица1.C2" office:value-type="string">
            <text:p text:style-name="P53">-</text:p>
          </table:table-cell>
          <table:table-cell table:style-name="Таблица1.I2" office:value-type="string">
            <text:p text:style-name="P53">-</text:p>
          </table:table-cell>
        </table:table-row>
        <table:table-row table:style-name="Таблица1.1">
          <table:table-cell table:style-name="Таблица1.C2" office:value-type="string">
            <text:p text:style-name="P43"><text:span text:style-name="T128">4</text:span>-NO2-Ph-N<text:span text:style-name="T60">2</text:span><text:span text:style-name="T16">+</text:span> OT<text:span text:style-name="T131">s</text:span><text:span text:style-name="T9">-</text:span></text:p>
          </table:table-cell>
          <table:table-cell table:style-name="Таблица1.C2" office:value-type="string">
            <text:p text:style-name="P54">150.03</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I2" office:value-type="string">
            <text:p text:style-name="P54">-</text:p>
          </table:table-cell>
        </table:table-row>
        <table:table-row table:style-name="Таблица1.1">
          <table:table-cell table:style-name="Таблица1.C2" office:value-type="string">
            <text:p text:style-name="P43"><text:span text:style-name="T128">4</text:span>-NO2-Ph-N<text:span text:style-name="T60">2</text:span><text:span text:style-name="T16">+</text:span> <text:span text:style-name="T132">BF</text:span><text:span text:style-name="T59">4</text:span><text:span text:style-name="T9">-</text:span></text:p>
          </table:table-cell>
          <table:table-cell table:style-name="Таблица1.C2" office:value-type="string">
            <text:p text:style-name="P55">150.03</text:p>
          </table:table-cell>
          <table:table-cell table:style-name="Таблица1.C2" office:value-type="string">
            <text:p text:style-name="P56">-</text:p>
          </table:table-cell>
          <table:table-cell table:style-name="Таблица1.C2" office:value-type="string">
            <text:p text:style-name="P56">-</text:p>
          </table:table-cell>
          <table:table-cell table:style-name="Таблица1.C2" office:value-type="string">
            <text:p text:style-name="P56">-</text:p>
          </table:table-cell>
          <table:table-cell table:style-name="Таблица1.C2" office:value-type="string">
            <text:p text:style-name="P56">-</text:p>
          </table:table-cell>
          <table:table-cell table:style-name="Таблица1.C2" office:value-type="string">
            <text:p text:style-name="P56">-</text:p>
          </table:table-cell>
          <table:table-cell table:style-name="Таблица1.C2" office:value-type="string">
            <text:p text:style-name="P56">-</text:p>
          </table:table-cell>
          <table:table-cell table:style-name="Таблица1.I2" office:value-type="string">
            <text:p text:style-name="P56">-</text:p>
          </table:table-cell>
        </table:table-row>
        <table:table-row table:style-name="Таблица1.1">
          <table:table-cell table:style-name="Таблица1.C2" office:value-type="string">
            <text:p text:style-name="P57">2-HOOC-Ph-N<text:span text:style-name="T54">2</text:span><text:span text:style-name="T9">+</text:span> OTf<text:span text:style-name="T15">-</text:span></text:p>
          </table:table-cell>
          <table:table-cell table:style-name="Таблица1.C2" office:value-type="string">
            <text:p text:style-name="P44">149.02</text:p>
          </table:table-cell>
          <table:table-cell table:style-name="Таблица1.C2" office:value-type="string">
            <text:p text:style-name="P44">-</text:p>
          </table:table-cell>
          <table:table-cell table:style-name="Таблица1.C2" office:value-type="string">
            <text:p text:style-name="P44">-</text:p>
          </table:table-cell>
          <table:table-cell table:style-name="Таблица1.C2" office:value-type="string">
            <text:p text:style-name="P44">-</text:p>
          </table:table-cell>
          <table:table-cell table:style-name="Таблица1.C2" office:value-type="string">
            <text:p text:style-name="P44">-</text:p>
          </table:table-cell>
          <table:table-cell table:style-name="Таблица1.C2" office:value-type="string">
            <text:p text:style-name="P44">-</text:p>
          </table:table-cell>
          <table:table-cell table:style-name="Таблица1.C2" office:value-type="string">
            <text:p text:style-name="P44">-</text:p>
          </table:table-cell>
          <table:table-cell table:style-name="Таблица1.I2" office:value-type="string">
            <text:p text:style-name="P44">-</text:p>
          </table:table-cell>
        </table:table-row>
        <table:table-row table:style-name="Таблица1.1">
          <table:table-cell table:style-name="Таблица1.C2" office:value-type="string">
            <text:p text:style-name="P57"><text:span text:style-name="T133">4</text:span>-<text:span text:style-name="T133">Br-</text:span>Ph-N<text:span text:style-name="T54">2</text:span><text:span text:style-name="T9">+</text:span> OTf<text:span text:style-name="T15">-</text:span></text:p>
          </table:table-cell>
          <table:table-cell table:style-name="Таблица1.C2" office:value-type="string">
            <text:p text:style-name="P58">183.00</text:p>
          </table:table-cell>
          <table:table-cell table:style-name="Таблица1.C2" office:value-type="string">
            <text:p text:style-name="P58">-</text:p>
          </table:table-cell>
          <table:table-cell table:style-name="Таблица1.C2" office:value-type="string">
            <text:p text:style-name="P58">184.99 (<text:span text:style-name="T134">58</text:span>)</text:p>
            <text:p text:style-name="P59">183.00 (52)</text:p>
            <text:p text:style-name="P59">156.99 (<text:span text:style-name="T135">88</text:span>)</text:p>
            <text:p text:style-name="P60">155.00 (100)</text:p>
          </table:table-cell>
          <table:table-cell table:style-name="Таблица1.C2" office:value-type="string">
            <text:p text:style-name="P58">184.99 (<text:span text:style-name="T136">40</text:span>)</text:p>
            <text:p text:style-name="P59">183.00 (<text:span text:style-name="T136">58</text:span>)</text:p>
            <text:p text:style-name="P59">156.99 (<text:span text:style-name="T136">100</text:span>)</text:p>
            <text:p text:style-name="P60">155.00 (<text:span text:style-name="T136">89</text:span>)</text:p>
          </table:table-cell>
          <table:table-cell table:style-name="Таблица1.C2" office:value-type="string">
            <text:p text:style-name="P58">184.99 (<text:span text:style-name="T137">30</text:span>)</text:p>
            <text:p text:style-name="P59">183.00 (<text:span text:style-name="T137">42</text:span>)</text:p>
            <text:p text:style-name="P59">156.99 (<text:span text:style-name="T137">100</text:span>)</text:p>
            <text:p text:style-name="P60">155.00 (<text:span text:style-name="T137">95</text:span>)</text:p>
          </table:table-cell>
          <table:table-cell table:style-name="Таблица1.C2" office:value-type="string">
            <text:p text:style-name="P58">184.99 (<text:span text:style-name="T137">0</text:span>)</text:p>
            <text:p text:style-name="P59">183.00 (<text:span text:style-name="T138">0</text:span>)</text:p>
            <text:p text:style-name="P59">156.99 (<text:span text:style-name="T139">100</text:span>)</text:p>
            <text:p text:style-name="P60">155.00 (<text:span text:style-name="T139">65</text:span>)</text:p>
          </table:table-cell>
          <table:table-cell table:style-name="Таблица1.C2" office:value-type="string">
            <text:p text:style-name="P58">184.99 (<text:span text:style-name="T137">0</text:span>)</text:p>
            <text:p text:style-name="P59">183.00 (<text:span text:style-name="T138">0</text:span>)</text:p>
            <text:p text:style-name="P59">156.99 (<text:span text:style-name="T138">97</text:span>)</text:p>
            <text:p text:style-name="P60">155.00 (<text:span text:style-name="T138">100</text:span>)</text:p>
          </table:table-cell>
          <table:table-cell table:style-name="Таблица1.I2" office:value-type="string">
            <text:p text:style-name="P61">76.08 (100)</text:p>
            <text:p text:style-name="P61">50.06 (56)</text:p>
          </table:table-cell>
        </table:table-row>
        <text:soft-page-break/>
        <table:table-row table:style-name="Таблица1.1">
          <table:table-cell table:style-name="Таблица1.C2" office:value-type="string">
            <text:p text:style-name="P57">Ph-N<text:span text:style-name="T54">2</text:span><text:span text:style-name="T9">+</text:span> OTf<text:span text:style-name="T15">-</text:span></text:p>
          </table:table-cell>
          <table:table-cell table:style-name="Таблица1.C2" office:value-type="string">
            <text:p text:style-name="P61">105.05</text:p>
          </table:table-cell>
          <table:table-cell table:style-name="Таблица1.C2" office:value-type="string">
            <text:p text:style-name="P61">105.05 (20)</text:p>
            <text:p text:style-name="P61">77.06 (100)</text:p>
          </table:table-cell>
          <table:table-cell table:style-name="Таблица1.C2" office:value-type="string">
            <text:p text:style-name="P61">105.05 (22)</text:p>
            <text:p text:style-name="P61">77.06 (100)</text:p>
          </table:table-cell>
          <table:table-cell table:style-name="Таблица1.C2" office:value-type="string">
            <text:p text:style-name="P61">105.05 (17)</text:p>
            <text:p text:style-name="P61">77.06 (100)</text:p>
          </table:table-cell>
          <table:table-cell table:style-name="Таблица1.C2" office:value-type="string">
            <text:p text:style-name="P61">105.05 (<text:span text:style-name="T140">9</text:span>)</text:p>
            <text:p text:style-name="P61">77.06 (100)</text:p>
          </table:table-cell>
          <table:table-cell table:style-name="Таблица1.C2" office:value-type="string">
            <text:p text:style-name="P61">105.05 (0)</text:p>
            <text:p text:style-name="P61">77.06 (100)</text:p>
          </table:table-cell>
          <table:table-cell table:style-name="Таблица1.C2" office:value-type="string">
            <text:p text:style-name="P61">105.05 (0)</text:p>
            <text:p text:style-name="P61">77.06 (100)</text:p>
            <text:p text:style-name="P62">51.06 (47)</text:p>
          </table:table-cell>
          <table:table-cell table:style-name="Таблица1.I2" office:value-type="string">
            <text:p text:style-name="P62">51.06 (100)</text:p>
            <text:p text:style-name="P62">42.07 (38)</text:p>
          </table:table-cell>
        </table:table-row>
        <table:table-row table:style-name="Таблица1.1">
          <table:table-cell table:style-name="Таблица1.C2" office:value-type="string">
            <text:p text:style-name="P57"><text:span text:style-name="T141">HOOC-</text:span>Ph-N<text:span text:style-name="T54">2</text:span><text:span text:style-name="T9">+</text:span> OTf<text:span text:style-name="T15">-</text:span></text:p>
          </table:table-cell>
          <table:table-cell table:style-name="Таблица1.C2" office:value-type="string">
            <text:p text:style-name="P63">149.05</text:p>
          </table:table-cell>
          <table:table-cell table:style-name="Таблица1.C2" office:value-type="string">
            <text:p text:style-name="P63">149.05 (16)</text:p>
            <text:p text:style-name="P63">121.02 (100)</text:p>
          </table:table-cell>
          <table:table-cell table:style-name="Таблица1.C2" office:value-type="string">
            <text:p text:style-name="P63">149.05 (1<text:span text:style-name="T142">1</text:span>)</text:p>
            <text:p text:style-name="P63">121.02 (100)</text:p>
          </table:table-cell>
          <table:table-cell table:style-name="Таблица1.C2" office:value-type="string">
            <text:p text:style-name="P63">149.05 (16)</text:p>
            <text:p text:style-name="P63">121.02 (100)</text:p>
          </table:table-cell>
          <table:table-cell table:style-name="Таблица1.C2" office:value-type="string">
            <text:p text:style-name="P63">149.05 (1<text:span text:style-name="T142">1</text:span>)</text:p>
            <text:p text:style-name="P63">121.02 (100)</text:p>
          </table:table-cell>
          <table:table-cell table:style-name="Таблица1.C2" office:value-type="string">
            <text:p text:style-name="P63">149.05 (<text:span text:style-name="T142">0</text:span>)</text:p>
            <text:p text:style-name="P63">121.02 (100)</text:p>
          </table:table-cell>
          <table:table-cell table:style-name="Таблица1.C2" office:value-type="string">
            <text:p text:style-name="P64">65.07 (100)</text:p>
          </table:table-cell>
          <table:table-cell table:style-name="Таблица1.I2" office:value-type="string">
            <text:p text:style-name="P64">65.07 (27)</text:p>
            <text:p text:style-name="P64">39.06 (100)</text:p>
          </table:table-cell>
        </table:table-row>
      </table:table>
      <text:p text:style-name="P71"/>
      <text:list xml:id="list135456277478685" text:continue-numbering="true" text:style-name="WWNum1">
        <text:list-item>
          <text:list>
            <text:list-item>
              <text:list>
                <text:list-item>
                  <text:p text:style-name="P83"><text:span text:style-name="T77">3</text:span>.<text:span text:style-name="T77">3</text:span>. <text:span text:style-name="T77">Квантовохимический расчет энергии отщепления азота при фрагментации диазониевых катионов</text:span></text:p>
                </text:list-item>
              </text:list>
            </text:list-item>
          </text:list>
        </text:list-item>
      </text:list>
      <text:p text:style-name="P70">?</text:p>
      <text:list xml:id="list135457242366432" text:continue-numbering="true" text:style-name="WWNum1">
        <text:list-item>
          <text:list>
            <text:list-item>
              <text:list>
                <text:list-item>
                  <text:p text:style-name="P84"><text:span text:style-name="T77">3</text:span>.<text:span text:style-name="T123">4</text:span>. <text:span text:style-name="T77">Квантовохимический расчет энергии отщепления азота при фрагментации диазониевых катионов</text:span></text:p>
                </text:list-item>
                <text:list-item>
                  <text:p text:style-name="P91">?</text:p>
                </text:list-item>
                <text:list-item>
                  <text:p text:style-name="P85"><text:span text:style-name="T77">3</text:span>.<text:span text:style-name="T77">4</text:span>. <text:span text:style-name="T77">Фрагментация комплексных катионов</text:span></text:p>
                </text:list-item>
              </text:list>
            </text:list-item>
          </text:list>
        </text:list-item>
      </text:list>
      <text:p text:style-name="P70">?</text:p>
      <text:list xml:id="list135457725442696" text:continue-numbering="true" text:style-name="WWNum1">
        <text:list-item>
          <text:list>
            <text:list-item>
              <text:list>
                <text:list-item>
                  <text:p text:style-name="P83"><text:span text:style-name="T77">3</text:span>.<text:span text:style-name="T77">5</text:span>. <text:span text:style-name="T77">Квантовохимический расчет прочности комплексных катионов</text:span></text:p>
                </text:list-item>
              </text:list>
            </text:list-item>
          </text:list>
        </text:list-item>
      </text:list>
      <text:p text:style-name="P73">?</text:p>
      <text:list xml:id="list135457923724150" text:continue-numbering="true" text:style-name="WWNum1">
        <text:list-item>
          <text:list>
            <text:list-item>
              <text:list>
                <text:list-item>
                  <text:h text:style-name="P96" text:outline-level="3">4. Conclusions</text:h>
                </text:list-item>
                <text:list-item>
                  <text:p text:style-name="P76">При исследовании мы выявили следующие закономерности. </text:p>
                </text:list-item>
                <text:list-item>
                  <text:p text:style-name="P78">Первой стадией при фрагментации является процесс отщепления молекулярного азота, что согласуется с литературными данными.</text:p>
                </text:list-item>
                <text:list-item>
                  <text:p text:style-name="P77">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79">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79"><text:soft-page-break/>Особеннос<text:span text:style-name="T121">тью</text:span> фрагментации 2-нитрофенилдиазония <text:span text:style-name="T121">является отсутствие массы соответствующей о-нитрофенильному катиону</text:span>. <text:span text:style-name="T121">Сканирование поверхности потенциальной энергии показало, что п</text:span>роисходит перегруппировка <text:span text:style-name="T121">и </text:span>последующи<text:span text:style-name="T121">й</text:span> распад с отщеплением NO.</text:p>
                </text:list-item>
                <text:list-item>
                  <text:p text:style-name="P79">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21">Диазониевые катионы характеризуются невысокими значениями энергии отщепления азота в диапазоне 82-116 кДж/моль.</text:span></text:p>
                </text:list-item>
                <text:list-item>
                  <text:p text:style-name="P79">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22">в вакууме или газовой фазе</text:span>.</text:p>
                </text:list-item>
                <text:list-item>
                  <text:h text:style-name="P97" text:outline-level="3">References</text:h>
                </text:list-item>
              </text:list>
            </text:list-item>
          </text:list>
        </text:list-item>
        <text:list-item>
          <text:p text:style-name="P98"><text:span text:style-name="T45">1. (a) Zollinger, H. </text:span><text:span text:style-name="T50">Diazo Chemistry I: Aromatic and Heteroaromatic Compounds</text:span><text:span text:style-name="T45">; VCH, Weinheim, </text:span><text:span text:style-name="T47">1994</text:span><text:span text:style-name="T45">. (b) Roglands, A.; Pla-Quintana, A.; Moreno-Manas M. </text:span><text:span text:style-name="T50">Chem. Rev</text:span><text:span text:style-name="T45">. </text:span><text:span text:style-name="T47">2006</text:span><text:span text:style-name="T45">, </text:span><text:span text:style-name="T50">106</text:span><text:span text:style-name="T45">, 4622. (c) Bonin H.; Fouquet, E.; Felpin, F.-X. </text:span><text:span text:style-name="T50">Adv. Synth. Catal</text:span><text:span text:style-name="T45">. </text:span><text:span text:style-name="T47">2011</text:span><text:span text:style-name="T45">, </text:span><text:span text:style-name="T50">353</text:span><text:span text:style-name="T45">, 3063. (d) Mo, F.; Dong, G.; Zhang, Y.; Wang, </text:span><text:span text:style-name="T50">J. Org. Biomol. Chem</text:span><text:span text:style-name="T45">. </text:span><text:span text:style-name="T47">2013</text:span><text:span text:style-name="T45">, </text:span><text:span text:style-name="T50">11</text:span><text:span text:style-name="T45">, 1582. (e) Kölmel, D. K.; Jung, N.; Bräse, S. </text:span><text:span text:style-name="T50">Aust. J. Chem</text:span><text:span text:style-name="T45">. </text:span><text:span text:style-name="T47">2014</text:span><text:span text:style-name="T45">, </text:span><text:span text:style-name="T50">67</text:span><text:span text:style-name="T45">, 328. (f) Deadman, B. J.; Collins, S.G.; Maguire, A. R. </text:span><text:span text:style-name="T50">Chem. Eur. J.</text:span><text:span text:style-name="T45"> </text:span><text:span text:style-name="T47">2015</text:span><text:span text:style-name="T45">, </text:span><text:span text:style-name="T50">21</text:span><text:span text:style-name="T45">, 2298.</text:span></text:p>
        </text:list-item>
        <text:list-item>
          <text:p text:style-name="P86"><text:span text:style-name="T45">2. Mahouche-Chergui, S.; Gam-Derouich, S.; Manganey, C.; Chehimi, M. M. </text:span><text:span text:style-name="T50">Chem. Soc. Rev.</text:span><text:span text:style-name="T45"> </text:span><text:span text:style-name="T47">2011</text:span><text:span text:style-name="T45">, </text:span><text:span text:style-name="T50">40</text:span><text:span text:style-name="T45">, 4143.</text:span></text:p>
        </text:list-item>
        <text:list-item>
          <text:p text:style-name="P86"><text:span text:style-name="T45">3. </text:span><text:span text:style-name="T53">Filimonov V. D., Trusova M.E., Postnikov P.S., Krasnokutskaya E.A., Lee Y.M., Hwang H.Y., Kim H., Ki-Whan Chi. Unusually Stable, Versatile, and Pure Arenediazonium Tosylates: their Preparation, Structures, and Synthetic Applicability. </text:span><text:span text:style-name="T52">Org. Lett.</text:span><text:span text:style-name="T53">, </text:span><text:span text:style-name="T49">2008</text:span><text:span text:style-name="T53">, </text:span><text:span text:style-name="T52">10</text:span><text:span text:style-name="T53">, 3961-3964</text:span></text:p>
        </text:list-item>
        <text:list-item>
          <text:p text:style-name="P86"><text:span text:style-name="T53">4. </text:span><text:span text:style-name="T45">(a) Krasnokutskaya E.A., Semenischeva N.I., Filimonov V.D., Knochel P. </text:span><text:span text:style-name="T50">Synthesis</text:span><text:span text:style-name="T45">, </text:span><text:span text:style-name="T47">2007</text:span><text:span text:style-name="T45">, 81 (b) Gorlushko D.A., Filimonov V.D., Krasnokutskaya E.A., Semenischeva N.I., Go B.S., Hwang H.Y., Chi K-W. </text:span><text:span text:style-name="T50">Tetrahedron Lett.</text:span><text:span text:style-name="T45">, </text:span><text:span text:style-name="T47">2008</text:span><text:span text:style-name="T45">, </text:span><text:span text:style-name="T50">49</text:span><text:span text:style-name="T45">, 1080 (c) Moon M.E., Choi Y., Lee Y.M., Vajpayee V., Trusova M.E., Filimonov V.D., Chi K.-W. </text:span><text:span text:style-name="T50">Tetrahedron Lett.</text:span><text:span text:style-name="T45">, </text:span><text:span text:style-name="T47">2010</text:span><text:span text:style-name="T45">, </text:span><text:span text:style-name="T50">51</text:span><text:span text:style-name="T45">, 6769. (d) Lee Y.M., Moon M.E., Vajpayee V., Filimonov V.D., Chi K.-W. </text:span><text:span text:style-name="T50">Tetrahedron</text:span><text:span text:style-name="T45">, </text:span><text:span text:style-name="T47">2010</text:span><text:span text:style-name="T45">, </text:span><text:span text:style-name="T50">66</text:span><text:span text:style-name="T45">, 7418. (e) Trusova M.E., Krasnokutskaya E.A. Postnikov, P.S., Choi Y.; Chi, K-W., Filimonov V.D.</text:span><text:span text:style-name="T46"> </text:span><text:span text:style-name="T51">Synthesis</text:span><text:span text:style-name="T46">, </text:span><text:span text:style-name="T48">2011</text:span><text:span text:style-name="T46">, 2154. (f) Riss, P. J.; Kuschel, S.; Aigbirhio, F. I. Tetrahedron Lett. 2012, 53, 1717; (g) Kutonova, K.V.; Trusova, M.E.; Postnikov, P.S.; Filimonov, V.D.; Parello, J. </text:span><text:span text:style-name="T51">Synthesis</text:span><text:span text:style-name="T46">. </text:span><text:span text:style-name="T48">2013</text:span><text:span text:style-name="T46">, </text:span><text:span text:style-name="T51">45</text:span><text:span text:style-name="T46">, 2706.</text:span></text:p>
        </text:list-item>
        <text:list-item>
          <text:p text:style-name="P86"><text:span text:style-name="T1">5. </text:span><text:span text:style-name="T4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oft-page-break/><text:span text:style-name="T50">Nanotechnologies in Russia</text:span><text:span text:style-name="T45">, </text:span><text:span text:style-name="T47">2010</text:span><text:span text:style-name="T45">, </text:span><text:span text:style-name="T50">5</text:span><text:span text:style-name="T45">, 446. (f) Min, M.; Seo, S.; Lee, J.; Lee, S. M.; Hwang, E.; Lee, H. </text:span><text:span text:style-name="T50">Chem. Commun</text:span><text:span text:style-name="T45">. </text:span><text:span text:style-name="T47">2013</text:span><text:span text:style-name="T45">, </text:span><text:span text:style-name="T50">49</text:span><text:span text:style-name="T45">, 6289</text:span></text:p>
        </text:list-item>
        <text:list-item>
          <text:p text:style-name="P86"><text:span text:style-name="T4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45">. Supramolec. Chem. </text:span><text:span text:style-name="T19">2002, 14, 473-475.</text:span></text:p>
        </text:list-item>
      </text:list>
      <text:p text:style-name="P13">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3">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4"><text:span text:style-name="T93">1n</text:span>. <text:span text:style-name="T94">B.F. Minaev, S.V. Bondarchuk, M.A. Gîrtu, DFT Study of Electronic Properties, Structure and Spectra of Aryl Diazonium Cations, Journal of Molecular Structure: THEOCHEM (2009), doi: 10.1016/j.theochem.2009.02.022</text:span></text:p>
      <text:p text:style-name="P1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6">3n. <text:span text:style-name="T95">M.A. Meetani, S.M. Hisaindee, F. Abdullah, S.S. Ashraf, M.A. Rauf. Liquid chromatography tandem mass spectrometry analysis of photodegradation of a diazo compound: A mechanistic study. / Chemosphere 80 (2010) 422–427. doi:10.1016/j.chemosphere.2010.04.065</text:span></text:p>
      <text:p text:style-name="P17">4n. <text:span text:style-name="T96">Sergey V. Bondarchuk, Boris F. Minaev. Density functional study of ortho-substituted phenyl cations in polar medium and in the gas phase. / Chemical Physics 389 (2011) 68–74. doi:10.1016/j.chemphys.2011.08.005</text:span></text:p>
      <text:p text:style-name="P18">5n. <text:span text:style-name="T97">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19">6n. <text:span text:style-name="T98">Ksenia V. Kutonova, Marina E. Trusova, Pavel S. Postnikov, Victor D. Filimonov, Joseph Parello. A Simple and Effective Synthesis of Aryl Azides via Arenediazonium Tosylates. / Synthesis 2013, 45, 2706–2710 <text:s/>DOI: 10.1055/s-0033-1339648</text:span></text:p>
      <text:p text:style-name="P20"><text:soft-page-break/>7n. <text:span text:style-name="T99">R. Paul Brint, Dona1 J. Coveney, Fergus L. Lalor. The Origin of the Remarkable Stability of the 1 H-3,5-Dimethylpyrazole-4-diazonium Cation: an X-Ray Crystallographic and MNDO Theoretical Investigation. / J. CHEM. SOC. PERKIN TRANS. II 1985</text:span></text:p>
      <text:p text:style-name="P21">8n. <text:span text:style-name="T100">J.R. Fulton, V.K. Aggarwal, J.de Vicente. The Use of Tosylhydrazone Salts as a Safe Alternative for Handling Diazo Compounds and Their Applications in Organic Synthesis. / Eur. J. Org. Chem. 2005, 1479–1492 DOI: 10.1002/ejoc.200400700</text:span></text:p>
      <text:p text:style-name="P22">9n. <text:span text:style-name="T101">S. Banerjee, S. Mazumdar. Electrospray Ionization Mass Spectrometry: A Technique to Access the Information beyond the Molecular Weight of the Analyte</text:span> / <text:span text:style-name="T101">International Journal of Analytical Chemistry Volume 2012, Article ID 282574, 40 pages doi:10.1155/2012/282574</text:span></text:p>
      <text:p text:style-name="P23">10n. <text:span text:style-name="T102">Minoru Tsuda, Setsuko Oikawa. Photochemical proton generation mechanism from onium salts. / Journal of Photopolymer Science and Technology Volume 3, Number 3 (1990) 249 — 258</text:span></text:p>
      <text:p text:style-name="P24">11n. <text:span text:style-name="T103">T. J. Kemp, P. Pinot de moira. The photochemistry of aryldiazonium salts: fundamental aspects and applications to reprographic processes. / Rev. Port. Quím., 17, 174 (1975)</text:span></text:p>
      <text:p text:style-name="P25">12n. <text:span text:style-name="T104">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04">http://scholarworks.uni.edu/jias/vol116/iss1/6</text:span></text:a></text:p>
      <text:p text:style-name="P26">13n. <text:span text:style-name="T105">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05">http://trace.tennessee.edu/utk_graddiss/3518</text:span></text:a></text:p>
      <text:p text:style-name="P27">14n. <text:span text:style-name="T106">Omer Khayyam Rasheed. New Directions in the Chemistry of Azo-compounds. A Thesis submitted to The University Manchester for the degree of Master of Philosophy in the Faculty of Engineering and Physical Sciences. 2011</text:span></text:p>
      <text:p text:style-name="P28">15n. <text:span text:style-name="T107">A.K. Vrkic, R.A.J. O’Hair. Gas phase ion chemistry of para substituted benzene diazonium ions, their salt clusters and their related phenyl cations / International Journal of Mass Spectrometry 218 (2002) 131–160</text:span></text:p>
      <text:p text:style-name="P29">16n. <text:span text:style-name="T109">Anastasia A. Golosova, Christine M. Papadakis, Rainer Jordan. Chemical functionalization of carbon nanotubes with aryl diazonium salts. /</text:span> <text:span text:style-name="T108">Mater. Res. Soc. Symp. Proc. Vol. 1362 © 2011 Materials Research Society DOI: 10.1557/opl.2011.1141</text:span></text:p>
      <text:p text:style-name="P30">17n. <text:span text:style-name="T110">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10">http://lib.dr.iastate.edu/rtd/5154</text:span></text:a></text:p>
      <text:p text:style-name="P31">18n. <text:span text:style-name="T111">Bethany I. Taggert, Richard A. J. O’Hair, Uta Wille. Environmental Polymer Degradation: Using the Distonic Radical Ion Approach to Study the Gas-Phase Reactions of Model Polyester Radicals. J. Phys. Chem. A 2017, 121, 5290−5300 <text:s/>DOI: 10.1021/acs.jpca.7b04217</text:span></text:p>
      <text:p text:style-name="P32">19n. <text:span text:style-name="T112">Tom Waters, Richard A. J. O’Hair. Organic gas phase ion chemistry. / Annu. Rep. Prog. Chem., Sect. B, 2002, 98, 433–501</text:span></text:p>
      <text:p text:style-name="P33"><text:soft-page-break/>20n. <text:span text:style-name="T113">[btsj.45.2047.pdf]</text:span></text:p>
      <text:p text:style-name="P34">21n. <text:span text:style-name="T113">L. L. Brown and J. S. Drury. Nitrogen Isotope Effects in the Decomposition of Diazonium Salts. The Journal of Chemical Physics 43, 1688 (1965); doi: 10.1063/1.1696991</text:span></text:p>
      <text:p text:style-name="P35">22n. <text:span text:style-name="T114">Trevor J. Broxton, Ray Colton, John C. Traeger. Electrospray Mass Spectral Studies of Aromatic Diazonium Salts and Diazotates. Journal of mass spectrometry, vol. 30, 319-323 (1995).</text:span></text:p>
      <text:p text:style-name="P36">23n. <text:span text:style-name="T115">Nicole J. Rijs, Gustavo B. Sanvido, George N. Khairallah, Richard A. J. O’Hair. Gas phase synthesis and reactivity of dimethylaurate. / Dalton Trans., 2010, 39, 8655–8662 | 8655 DOI: 10.1039/c0dt00508h</text:span></text:p>
      <text:p text:style-name="P37">24n. <text:span text:style-name="T116">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9">25n. <text:span text:style-name="T117">O. A. Gusel ́nikova, K. V. Kutonova, M. E. Trusova, P. S. Postnikov, V. D. Filimonov. First examples of arenediazonium 4-dodecylbenzenesulfonates: synthesis and characterization. / Russian Chemical Bulletin, International Edition, Vol. 63, No. 1, pp. 289—290, January, 2014</text:span></text:p>
      <text:p text:style-name="P39"/>
      <text:p text:style-name="P38"/>
      <text:p text:style-name="P66"/>
      <text:p text:style-name="P41"><text:span text:style-name="T72">Приложение </text:span><text:span text:style-name="T73">1. </text:span><text:span text:style-name="T74">Результаты квантовохимических расчетов структур диазониевых катионов</text:span></text:p>
      <text:p text:style-name="P40"><text:span text:style-name="T72">Приложение </text:span><text:span text:style-name="T74">2</text:span><text:span text:style-name="T73">. </text:span><text:span text:style-name="T74">Результаты квантовохимических расчетов структур фенильных катионов (синглет-триплетные состояния)</text:span></text:p>
      <text:p text:style-name="P40"><text:span text:style-name="T72">Приложение </text:span><text:span text:style-name="T74">3</text:span><text:span text:style-name="T73">. </text:span><text:span text:style-name="T74">Фрагментация комплексных катионов</text:span></text:p>
      <text:p text:style-name="P11">Приложение <text:span text:style-name="T78">4</text:span>. <text:span text:style-name="T78">Результаты к</text:span>вантовохимических расчетов <text:span text:style-name="T78">структур комплексных частиц</text:span></text:p>
      <text:p text:style-name="P67"/>
      <text:p text:style-name="P68"/>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64</meta:editing-cycles>
    <meta:print-date>1900-12-31T17:00:00</meta:print-date>
    <meta:creation-date>2017-06-12T04:04:00</meta:creation-date>
    <dc:date>2018-06-26T13:54:55.654933054</dc:date>
    <meta:editing-duration>P4DT11H37M26S</meta:editing-duration>
    <meta:generator>LibreOffice/5.2.7.2$Linux_X86_64 LibreOffice_project/20m0$Build-2</meta:generator>
    <meta:document-statistic meta:table-count="1" meta:image-count="0" meta:object-count="0" meta:page-count="12" meta:paragraph-count="285" meta:word-count="3833" meta:character-count="28038" meta:non-whitespace-character-count="244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